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Mono" svg:font-family="'Liberation Mono', 'DejaVu Sans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co1" style:family="table-column">
      <style:table-column-properties fo:break-before="auto" style:column-width="0.889in"/>
    </style:style>
    <style:style style:name="co2" style:family="table-column">
      <style:table-column-properties fo:break-before="auto" style:column-width="1.6291in"/>
    </style:style>
    <style:style style:name="co3" style:family="table-column">
      <style:table-column-properties fo:break-before="auto" style:column-width="1.6402in"/>
    </style:style>
    <style:style style:name="co4" style:family="table-column">
      <style:table-column-properties fo:break-before="auto" style:column-width="1.5972in"/>
    </style:style>
    <style:style style:name="co5" style:family="table-column">
      <style:table-column-properties fo:break-before="auto" style:column-width="1.5437in"/>
    </style:style>
    <style:style style:name="co6" style:family="table-column">
      <style:table-column-properties fo:break-before="auto" style:column-width="5.0819in"/>
    </style:style>
    <style:style style:name="co7" style:family="table-column">
      <style:table-column-properties fo:break-before="auto" style:column-width="2.2299in"/>
    </style:style>
    <style:style style:name="co8" style:family="table-column">
      <style:table-column-properties fo:break-before="auto" style:column-width="3.4307in"/>
    </style:style>
    <style:style style:name="co9" style:family="table-column">
      <style:table-column-properties fo:break-before="auto" style:column-width="2.0256in"/>
    </style:style>
    <style:style style:name="ro1" style:family="table-row">
      <style:table-row-properties style:row-height="0.178in" fo:break-before="auto" style:use-optimal-row-height="true"/>
    </style:style>
    <style:style style:name="ro2" style:family="table-row">
      <style:table-row-properties style:row-height="0.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Lohit Devanagari" style:font-name-asian="Noto Sans Mono CJK SC" style:font-size-asian="12pt" style:font-name-complex="Lohit Devanagari"/>
    </style:style>
    <style:style style:name="ce2" style:family="table-cell" style:parent-style-name="Default">
      <style:text-properties style:font-name="Lohit Devanagari" style:font-name-asian="Noto Sans Mono CJK SC" style:font-name-complex="Lohit Devanagari"/>
    </style:style>
    <style:style style:name="ce3" style:family="table-cell" style:parent-style-name="Default">
      <style:text-properties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Noto Sans Mono CJK SC" style:font-size-asian="6.80000019073486pt" style:language-asian="none" style:country-asian="none" style:font-style-asian="normal" style:font-weight-asian="normal" style:font-name-complex="Liberation Mono1"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font-name="Liberation Sans" style:font-name-asian="Noto Sans CJK SC" style:font-size-asian="10pt" style:font-name-complex="Lohit Devanagari1"/>
    </style:style>
    <style:style style:name="ce5" style:family="table-cell" style:parent-style-name="Default">
      <style:text-properties style:font-name="Lohit Devanagari" fo:language="none" fo:country="none" style:font-name-asian="Noto Sans Mono CJK SC" style:font-size-asian="6.80000019073486pt" style:language-asian="none" style:country-asian="none" style:font-name-complex="Lohit Devanagari" style:language-complex="none" style:country-complex="none"/>
    </style:style>
    <style:style style:name="ce6"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verline-style="none" style:text-overline-color="font-color" style:font-style-asian="normal" style:text-line-through-type="none" fo:font-style="normal" style:text-outline="false" style:font-size-complex="10pt" fo:language="en" fo:country="US" fo:text-shadow="none" style:text-emphasize="none" style:language-complex="hi" style:country-complex="IN" fo:font-size="10pt" fo:font-weight="normal" style:font-weight-asian="normal" style:font-weight-complex="normal" style:use-window-font-color="true" style:font-relief="none" style:letter-kerning="true" style:text-underline-style="none" style:text-underline-color="font-color" style:text-line-through-mode="continuous" style:language-asian="zh" style:country-asian="CN" style:font-style-complex="normal"/>
    </style:style>
    <style:style style:name="T2" style:family="text">
      <style:text-properties style:text-line-through-mode="continuous" style:font-weight-asian="normal" style:font-weight-complex="normal" style:font-style-asian="normal" style:font-style-complex="normal" style:font-relief="none" style:text-overline-style="none" style:text-overline-color="font-color" style:use-window-font-color="true" fo:font-size="10pt" fo:font-weight="normal" style:text-underline-style="none" style:text-underline-color="font-color" style:text-line-through-type="none" fo:font-style="normal" style:text-outline="false" fo:text-shadow="none" style:letter-kerning="true" fo:language="en" fo:country="US" style:language-asian="zh" style:country-asian="CN" style:language-complex="hi" style:country-complex="IN" style:font-size-complex="10pt" style:text-emphasize="none"/>
    </style:style>
    <style:style style:name="T3" style:family="text">
      <style:text-properties fo:font-weight="normal" style:text-underline-style="none" style:text-underline-color="font-color" style:language-complex="hi" style:country-complex="IN" fo:font-style="normal" style:font-weight-complex="normal" style:language-asian="zh" style:country-asian="CN" style:font-style-complex="normal" fo:language="en" fo:country="US" style:font-size-complex="10pt" style:letter-kerning="true" style:use-window-font-color="true" fo:text-shadow="none" style:font-relief="none" style:font-style-asian="normal" fo:font-size="10pt" style:text-overline-style="none" style:text-overline-color="font-color" style:text-line-through-mode="continuous" style:text-outline="false" style:text-line-through-type="none" style:font-weight-asian="normal" style:text-emphasize="none"/>
    </style:style>
    <style:style style:name="T4" style:family="text">
      <style:text-properties style:font-weight-complex="normal" style:language-asian="zh" style:country-asian="CN" fo:font-size="10pt" fo:font-weight="normal" style:text-overline-style="none" style:text-overline-color="font-color" style:font-style-asian="normal" style:text-line-through-type="none" fo:font-style="normal" style:text-outline="false" fo:text-shadow="none" style:text-emphasize="none" style:text-line-through-mode="continuous" fo:language="en" fo:country="US" style:font-weight-asian="normal" style:font-size-complex="10pt" style:font-style-complex="normal" style:use-window-font-color="true" style:font-relief="none" style:letter-kerning="true" style:text-underline-style="none" style:text-underline-color="font-color" style:language-complex="hi" style:country-complex="IN"/>
    </style:style>
    <style:style style:name="T5" style:family="text">
      <style:text-properties style:font-name="Liberation Mono1" style:font-name-asian="Noto Sans Mono CJK SC" style:font-name-complex="Liberation Mono1"/>
    </style:style>
    <style:style style:name="T6" style:family="text">
      <style:text-properties fo:font-size="10pt" fo:font-weight="normal" fo:font-style="normal" style:font-weight-complex="normal" style:text-underline-style="none" style:text-underline-color="font-color" style:font-size-asian="10pt" style:font-size-complex="10pt" style:font-weight-asian="normal" style:font-relief="none" style:font-style-complex="normal" style:text-line-through-mode="continuous" style:text-line-through-type="none" style:language-complex="hi" style:country-complex="IN" style:text-emphasize="none" style:text-outline="false" style:font-style-asian="normal" fo:language="en" fo:country="US" style:language-asian="zh" style:country-asian="CN" style:text-overline-style="none" style:text-overline-color="font-color" fo:text-shadow="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emphasize="none" style:text-outline="false" fo:text-shadow="none" style:font-style-complex="normal" fo:font-style="normal" style:font-weight-asian="normal" style:font-size-complex="10pt" style:font-size-asian="10pt" style:font-style-asian="normal" style:font-relief="none" fo:font-weight="normal" style:text-underline-style="none" style:text-underline-color="font-color" fo:font-size="10pt" style:text-line-through-type="none" style:text-line-through-mode="continuous" style:language-complex="hi" style:country-complex="IN" style:text-overline-style="none" style:text-overline-color="font-color" style:language-asian="zh" style:country-asian="CN" fo:language="en" fo:country="US" style:font-weight-complex="normal"/>
    </style:style>
    <style:style style:name="T9" style:family="text">
      <style:text-properties style:font-relief="none" fo:font-weight="normal" style:text-emphasize="none" style:text-underline-style="none" style:text-underline-color="font-color" fo:font-size="10pt" style:font-weight-asian="normal" style:font-size-complex="10pt" style:font-size-asian="10pt" fo:text-shadow="none" fo:font-style="normal" style:text-line-through-mode="continuous" style:language-complex="hi" style:country-complex="IN" style:font-style-complex="normal" style:font-style-asian="normal" style:text-outline="false" style:font-weight-complex="normal" style:text-overline-style="none" style:text-overline-color="font-color" style:language-asian="zh" style:country-asian="CN" fo:language="en" fo:country="US" style:text-line-through-type="none"/>
    </style:style>
    <style:style style:name="T10" style:family="text">
      <style:text-properties style:letter-kerning="true" style:use-window-font-color="true"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1" style:font-size-asian="10pt"/>
    </style:style>
    <style:style style:name="T11" style:family="text">
      <style:text-properties style:font-name="Liberation Mono1" style:font-name-complex="Liberation Mono1"/>
    </style:style>
    <style:style style:name="T12" style:family="text">
      <style:text-properties style:language-complex="hi" style:country-complex="IN" style:font-name-complex="Liberation Mono1" style:text-overline-style="none" style:text-overline-color="font-color" style:font-name="Liberation Mono1" style:language-asian="zh" style:country-asian="CN" style:text-outline="false" fo:text-shadow="none" style:text-line-through-type="none" style:text-underline-style="none" style:text-underline-color="font-color" fo:font-weight="normal" fo:font-size="10pt" style:font-relief="none" style:font-name-asian="Noto Sans Mono CJK SC" style:text-emphasize="none" style:font-size-complex="10pt" fo:language="en" fo:country="US" fo:font-style="normal" style:font-size-asian="10pt" style:font-weight-asian="normal" style:font-weight-complex="normal" style:font-style-asian="normal" style:font-style-complex="normal" style:text-line-through-mode="continuous"/>
    </style:style>
    <style:style style:name="T13" style:family="text">
      <style:text-properties style:text-emphasize="none" style:font-name="Lohit Devanagari" style:font-name-complex="Lohit Devanagari" style:font-relief="none" style:font-style-complex="normal" style:font-style-asian="normal" style:font-weight-complex="normal" style:font-weight-asian="normal" style:font-size-asian="10pt" fo:font-style="normal" fo:language="en" fo:country="US" style:font-size-complex="10pt" style:text-overline-style="none" style:text-overline-color="font-color" style:text-line-through-mode="continuous" style:language-complex="hi" style:country-complex="IN" fo:font-size="10pt" fo:font-weight="normal" style:text-underline-style="none" style:text-underline-color="font-color" style:text-line-through-type="none" fo:text-shadow="none" style:text-outline="false" style:language-asian="zh" style:country-asian="CN" style:font-name-asian="Noto Sans Mono CJK SC"/>
    </style:style>
    <style:style style:name="T14" style:family="text">
      <style:text-properties style:font-size-complex="10pt" style:font-name-asian="Noto Sans Mono CJK SC" style:language-asian="zh" style:country-asian="CN" style:text-outline="false" fo:text-shadow="none" style:text-line-through-type="none" style:text-underline-style="none" style:text-underline-color="font-color" fo:font-weight="normal" fo:font-size="10pt" style:language-complex="hi" style:country-complex="IN" style:text-line-through-mode="continuous" style:text-overline-style="none" style:text-overline-color="font-color" style:text-emphasize="none" fo:language="en" fo:country="US" fo:font-style="normal" style:font-size-asian="10pt" style:font-weight-asian="normal" style:font-weight-complex="normal" style:font-style-asian="normal" style:font-style-complex="normal" style:font-relief="none" style:font-name-complex="Lohit Devanagari" style:font-name="Lohit Devanagari"/>
    </style:style>
    <style:style style:name="T15" style:family="text">
      <style:text-properties style:text-overline-style="none" style:text-overline-color="font-color" style:font-name="Lohit Devanagari" style:font-name-complex="Lohit Devanagari" style:font-relief="none" style:font-style-complex="normal" style:font-style-asian="normal" style:font-weight-complex="normal" style:font-weight-asian="normal" style:font-size-asian="10pt" fo:font-style="normal" fo:language="en" fo:country="US" style:text-emphasize="none" style:font-size-complex="10pt" style:text-line-through-mode="continuous" style:language-complex="hi" style:country-complex="IN" fo:font-size="10pt" fo:font-weight="normal" style:text-underline-style="none" style:text-underline-color="font-color" style:text-line-through-type="none" fo:text-shadow="none" style:text-outline="false" style:language-asian="zh" style:country-asian="CN" style:font-name-asian="Noto Sans Mono CJK SC"/>
    </style:style>
    <style:style style:name="T16" style:family="text">
      <style:text-properties style:text-emphasize="none" style:font-name-asian="Noto Sans Mono CJK SC" style:language-asian="zh" style:country-asian="CN" style:text-outline="false" fo:text-shadow="none" style:text-line-through-type="none" style:text-underline-style="none" style:text-underline-color="font-color" fo:font-weight="normal" fo:font-size="10pt" style:language-complex="hi" style:country-complex="IN" style:text-line-through-mode="continuous" style:font-size-complex="10pt" style:text-overline-style="none" style:text-overline-color="font-color" fo:language="en" fo:country="US" fo:font-style="normal" style:font-size-asian="10pt" style:font-weight-asian="normal" style:font-weight-complex="normal" style:font-style-asian="normal" style:font-style-complex="normal" style:font-relief="none" style:font-name-complex="Lohit Devanagari" style:font-name="Lohit Devanagari"/>
    </style:style>
    <style:style style:name="T17" style:family="text">
      <style:text-properties style:font-size-complex="10pt" style:font-name="Lohit Devanagari" style:font-name-complex="Lohit Devanagari" style:font-relief="none" style:font-style-complex="normal" style:font-style-asian="normal" style:font-weight-complex="normal" style:font-weight-asian="normal" style:font-size-asian="10pt" fo:font-style="normal" fo:language="en" fo:country="US" style:text-overline-style="none" style:text-overline-color="font-color" style:text-emphasize="none" style:text-line-through-mode="continuous" style:language-complex="hi" style:country-complex="IN" fo:font-size="10pt" fo:font-weight="normal" style:text-underline-style="none" style:text-underline-color="font-color" style:text-line-through-type="none" fo:text-shadow="none" style:text-outline="false" style:language-asian="zh" style:country-asian="CN" style:font-name-asian="Noto Sans Mono CJK SC"/>
    </style:style>
    <style:style style:name="T18" style:family="text">
      <style:text-properties style:font-name-asian="F" style:font-size-complex="12pt" style:letter-kerning="true" style:font-name="Liberation Sans1" style:text-emphasize="none" style:use-window-font-color="true" fo:font-size="10pt" fo:font-weight="normal" style:text-underline-style="none" style:text-underline-color="font-color" style:text-line-through-type="none" fo:font-style="normal" style:text-outline="false" fo:text-shadow="none" fo:language="en" fo:country="US" style:language-asian="zh" style:country-asian="CN" style:language-complex="hi" style:country-complex="IN" style:font-name-complex="Liberation Sans1" style:font-size-asian="12pt"/>
    </style:style>
    <style:style style:name="T19" style:family="text">
      <style:text-properties style:font-name-asian="F" style:font-size-complex="12pt" style:letter-kerning="true" style:text-emphasize="none" style:use-window-font-color="true" fo:font-size="10pt" fo:font-weight="normal" style:text-underline-style="none" style:text-underline-color="font-color" style:text-line-through-type="none" fo:font-style="normal" style:text-outline="false" fo:text-shadow="none" fo:language="en" fo:country="US" style:language-asian="zh" style:country-asian="CN" style:language-complex="hi" style:country-complex="IN" style:font-size-asian="12pt" style:font-name="Lohit Devanagari" style:font-name-complex="Lohit Devanagari"/>
    </style:style>
    <style:style style:name="T20" style:family="text">
      <style:text-properties style:font-name="F" fo:font-size="12pt" style:letter-kerning="true" style:font-name-asian="F" style:font-name-complex="Lohit Devanagari2" style:font-size-asian="12pt" style:font-size-complex="12pt"/>
    </style:style>
    <style:style style:name="T21" style:family="text">
      <style:text-properties style:font-name="Lohit Devanagari" style:letter-kerning="true" style:font-name-asian="F" style:font-name-complex="Lohit Devanagari" style:font-size-asian="12pt" style:font-size-complex="12pt"/>
    </style:style>
    <style:style style:name="T22" style:family="text">
      <style:text-properties style:font-name="Lohit Devanagari" fo:font-size="10pt" fo:font-weight="normal" style:text-underline-style="none" style:text-underline-color="font-color" style:text-line-through-type="none" fo:font-style="normal" style:text-outline="false" fo:text-shadow="none" style:font-name-asian="Noto Sans Mono CJK SC" style:font-name-complex="Lohit Devanagari" style:font-size-complex="10pt" style:text-emphasize="none"/>
    </style:style>
    <style:style style:name="T23" style:family="text">
      <style:text-properties style:font-name="Lohit Devanagari" style:font-name-asian="Noto Sans Mono CJK SC" style:font-name-complex="Lohit Devanagari"/>
    </style:style>
    <style:style style:name="T24" style:family="text">
      <style:text-properties style:language-asian="zh" style:country-asian="CN" style:font-name-complex="Lohit Devanagari" style:language-complex="hi" style:country-complex="IN" style:font-name="Lohit Devanagari" fo:font-size="10pt" fo:font-weight="normal" style:text-underline-style="none" style:text-underline-color="font-color" style:text-line-through-type="none" fo:font-style="normal" style:text-outline="false" fo:text-shadow="none" style:text-line-through-mode="continuous" fo:language="en" fo:country="US" style:text-overline-style="none" style:text-overline-color="font-color" style:font-size-asian="10pt" style:font-size-complex="10pt" style:font-weight-asian="normal" style:font-weight-complex="normal" style:font-style-asian="normal" style:font-style-complex="normal" style:text-emphasize="none" style:font-relief="none" style:font-name-asian="Noto Sans Mono CJK SC"/>
    </style:style>
    <style:style style:name="T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Mono1" style:font-name-asian="Noto Sans Mono CJK SC" style:font-name-complex="Liberation Mono1"/>
    </style:style>
    <style:style style:name="T26" style:family="text">
      <style:text-properties fo:font-size="10pt" style:font-size-complex="10pt" style:font-name="Liberation Mono1" style:font-name-asian="Noto Sans Mono CJK SC" style:font-name-complex="Liberation Mono1"/>
    </style:style>
    <style:style style:name="T27" style:family="text">
      <style:text-properties fo:font-size="10pt" fo:font-weight="normal" style:text-underline-style="none" style:text-underline-color="font-color" style:text-line-through-type="none" fo:font-style="normal" style:text-outline="false" fo:text-shadow="none" style:font-size-complex="10pt" style:text-emphasize="none" style:font-name="Lohit Devanagari" style:font-name-asian="Noto Sans Mono CJK SC" style:font-name-complex="Lohit Devanagari"/>
    </style:style>
  </office:automatic-styles>
  <office:body>
    <office:spreadsheet>
      <table:calculation-settings table:automatic-find-labels="false" table:use-regular-expressions="false" table:use-wildcards="true"/>
      <table:table table:name="Topics" table:style-name="ta1">
        <table:table-column table:style-name="co1" table:default-cell-style-name="Default"/>
        <table:table-row table:style-name="ro1">
          <table:table-cell/>
        </table:table-row>
      </table:table>
      <table:table table:name="Topic 1" table:style-name="ta1">
        <table:table-column table:style-name="co2" table:number-columns-repeated="2" table:default-cell-style-name="Default"/>
        <table:table-row table:style-name="ro1">
          <table:table-cell office:value-type="string" calcext:value-type="string">
            <text:p>Fine-tuned</text:p>
          </table:table-cell>
          <table:table-cell office:value-type="float" office:value="1" calcext:value-type="float">
            <text:p>1</text:p>
          </table:table-cell>
        </table:table-row>
        <table:table-row table:style-name="ro1">
          <table:table-cell office:value-type="string" calcext:value-type="string">
            <text:p>RAG</text:p>
          </table:table-cell>
          <table:table-cell office:value-type="float" office:value="2" calcext:value-type="float">
            <text:p>2</text:p>
          </table:table-cell>
        </table:table-row>
        <table:table-row table:style-name="ro1">
          <table:table-cell office:value-type="string" calcext:value-type="string">
            <text:p>Base</text:p>
          </table:table-cell>
          <table:table-cell office:value-type="float" office:value="3" calcext:value-type="float">
            <text:p>3</text:p>
          </table:table-cell>
        </table:table-row>
        <table:table-row table:style-name="ro1">
          <table:table-cell office:value-type="string" calcext:value-type="string">
            <text:p>Fine-tuned Second Order</text:p>
          </table:table-cell>
          <table:table-cell office:value-type="float" office:value="4" calcext:value-type="float">
            <text:p>4</text:p>
          </table:table-cell>
        </table:table-row>
        <table:table-row table:style-name="ro1">
          <table:table-cell office:value-type="string" calcext:value-type="string">
            <text:p>RAG Second Order</text:p>
          </table:table-cell>
          <table:table-cell office:value-type="float" office:value="5" calcext:value-type="float">
            <text:p>5</text:p>
          </table:table-cell>
        </table:table-row>
      </table:table>
      <table:table table:name="Topic 2" table:style-name="ta1">
        <table:table-column table:style-name="co3" table:default-cell-style-name="Default"/>
        <table:table-column table:style-name="co1" table:default-cell-style-name="Default"/>
        <table:table-row table:style-name="ro1">
          <table:table-cell office:value-type="string" calcext:value-type="string">
            <text:p>RAG Second Order</text:p>
          </table:table-cell>
          <table:table-cell office:value-type="float" office:value="6" calcext:value-type="float">
            <text:p>6</text:p>
          </table:table-cell>
        </table:table-row>
        <table:table-row table:style-name="ro1">
          <table:table-cell office:value-type="string" calcext:value-type="string">
            <text:p>RAG</text:p>
          </table:table-cell>
          <table:table-cell office:value-type="float" office:value="7" calcext:value-type="float">
            <text:p>7</text:p>
          </table:table-cell>
        </table:table-row>
        <table:table-row table:style-name="ro1">
          <table:table-cell office:value-type="string" calcext:value-type="string">
            <text:p>Base</text:p>
          </table:table-cell>
          <table:table-cell office:value-type="float" office:value="8" calcext:value-type="float">
            <text:p>8</text:p>
          </table:table-cell>
        </table:table-row>
        <table:table-row table:style-name="ro1">
          <table:table-cell office:value-type="string" calcext:value-type="string">
            <text:p>Fine-tuned Second Order</text:p>
          </table:table-cell>
          <table:table-cell office:value-type="float" office:value="9" calcext:value-type="float">
            <text:p>9</text:p>
          </table:table-cell>
        </table:table-row>
        <table:table-row table:style-name="ro1">
          <table:table-cell office:value-type="string" calcext:value-type="string">
            <text:p>Fine-tuned</text:p>
          </table:table-cell>
          <table:table-cell office:value-type="float" office:value="10" calcext:value-type="float">
            <text:p>10</text:p>
          </table:table-cell>
        </table:table-row>
      </table:table>
      <table:table table:name="Topic 3" table:style-name="ta1">
        <table:table-column table:style-name="co4" table:default-cell-style-name="Default"/>
        <table:table-column table:style-name="co1" table:default-cell-style-name="Default"/>
        <table:table-row table:style-name="ro1">
          <table:table-cell office:value-type="string" calcext:value-type="string">
            <text:p>RAG Second Order</text:p>
          </table:table-cell>
          <table:table-cell office:value-type="float" office:value="11" calcext:value-type="float">
            <text:p>11</text:p>
          </table:table-cell>
        </table:table-row>
        <table:table-row table:style-name="ro1">
          <table:table-cell office:value-type="string" calcext:value-type="string">
            <text:p>Fine-tuned</text:p>
          </table:table-cell>
          <table:table-cell office:value-type="float" office:value="12" calcext:value-type="float">
            <text:p>12</text:p>
          </table:table-cell>
        </table:table-row>
        <table:table-row table:style-name="ro1">
          <table:table-cell office:value-type="string" calcext:value-type="string">
            <text:p>Base</text:p>
          </table:table-cell>
          <table:table-cell office:value-type="float" office:value="13" calcext:value-type="float">
            <text:p>13</text:p>
          </table:table-cell>
        </table:table-row>
        <table:table-row table:style-name="ro1">
          <table:table-cell office:value-type="string" calcext:value-type="string">
            <text:p>RAG</text:p>
          </table:table-cell>
          <table:table-cell office:value-type="float" office:value="14" calcext:value-type="float">
            <text:p>14</text:p>
          </table:table-cell>
        </table:table-row>
        <table:table-row table:style-name="ro1">
          <table:table-cell office:value-type="string" calcext:value-type="string">
            <text:p>Fine-tuned Second Order</text:p>
          </table:table-cell>
          <table:table-cell office:value-type="float" office:value="15" calcext:value-type="float">
            <text:p>15</text:p>
          </table:table-cell>
        </table:table-row>
      </table:table>
      <table:table table:name="Topic 4" table:style-name="ta1">
        <table:table-column table:style-name="co5" table:default-cell-style-name="Default"/>
        <table:table-column table:style-name="co1" table:number-columns-repeated="2" table:default-cell-style-name="Default"/>
        <table:table-row table:style-name="ro1">
          <table:table-cell office:value-type="string" calcext:value-type="string">
            <text:p>Base</text:p>
          </table:table-cell>
          <table:table-cell office:value-type="float" office:value="16" calcext:value-type="float">
            <text:p>16</text:p>
          </table:table-cell>
          <table:table-cell/>
        </table:table-row>
        <table:table-row table:style-name="ro1">
          <table:table-cell office:value-type="string" calcext:value-type="string">
            <text:p>RAG Second Order</text:p>
          </table:table-cell>
          <table:table-cell office:value-type="float" office:value="17" calcext:value-type="float">
            <text:p>17</text:p>
          </table:table-cell>
          <table:table-cell/>
        </table:table-row>
        <table:table-row table:style-name="ro1">
          <table:table-cell office:value-type="string" calcext:value-type="string">
            <text:p>RAG</text:p>
          </table:table-cell>
          <table:table-cell office:value-type="float" office:value="18" calcext:value-type="float">
            <text:p>18</text:p>
          </table:table-cell>
          <table:table-cell/>
        </table:table-row>
        <table:table-row table:style-name="ro1">
          <table:table-cell office:value-type="string" calcext:value-type="string">
            <text:p>Fine-tuned</text:p>
          </table:table-cell>
          <table:table-cell office:value-type="float" office:value="19" calcext:value-type="float">
            <text:p>19</text:p>
          </table:table-cell>
          <table:table-cell/>
        </table:table-row>
        <table:table-row table:style-name="ro1">
          <table:table-cell office:value-type="string" calcext:value-type="string">
            <text:p>Fine-tuned Second Order</text:p>
          </table:table-cell>
          <table:table-cell office:value-type="float" office:value="20" calcext:value-type="float">
            <text:p>20</text:p>
          </table:table-cell>
          <table:table-cell office:value-type="string" calcext:value-type="string">
            <text:p><text:s/></text:p>
          </table:table-cell>
        </table:table-row>
      </table:table>
      <table:table table:name="Topic 5" table:style-name="ta1">
        <table:table-column table:style-name="co1" table:number-columns-repeated="2" table:default-cell-style-name="Default"/>
        <table:table-row table:style-name="ro1">
          <table:table-cell office:value-type="string" calcext:value-type="string">
            <text:p>Base</text:p>
          </table:table-cell>
          <table:table-cell office:value-type="float" office:value="21" calcext:value-type="float">
            <text:p>21</text:p>
          </table:table-cell>
        </table:table-row>
        <table:table-row table:style-name="ro1">
          <table:table-cell office:value-type="string" calcext:value-type="string">
            <text:p>Fine-tuned</text:p>
          </table:table-cell>
          <table:table-cell office:value-type="float" office:value="22" calcext:value-type="float">
            <text:p>22</text:p>
          </table:table-cell>
        </table:table-row>
        <table:table-row table:style-name="ro1">
          <table:table-cell office:value-type="string" calcext:value-type="string">
            <text:p>RAG</text:p>
          </table:table-cell>
          <table:table-cell office:value-type="float" office:value="23" calcext:value-type="float">
            <text:p>23</text:p>
          </table:table-cell>
        </table:table-row>
        <table:table-row table:style-name="ro1">
          <table:table-cell office:value-type="string" calcext:value-type="string">
            <text:p>RAG Second Order</text:p>
          </table:table-cell>
          <table:table-cell office:value-type="float" office:value="24" calcext:value-type="float">
            <text:p>24</text:p>
          </table:table-cell>
        </table:table-row>
        <table:table-row table:style-name="ro1">
          <table:table-cell office:value-type="string" calcext:value-type="string">
            <text:p>Fine-tuned Second Order</text:p>
          </table:table-cell>
          <table:table-cell office:value-type="float" office:value="25" calcext:value-type="float">
            <text:p>25</text:p>
          </table:table-cell>
        </table:table-row>
      </table:table>
      <table:table table:name="Topic 6" table:style-name="ta1">
        <table:table-column table:style-name="co1" table:number-columns-repeated="2" table:default-cell-style-name="Default"/>
        <table:table-row table:style-name="ro1">
          <table:table-cell office:value-type="string" calcext:value-type="string">
            <text:p>Fine-tuned</text:p>
          </table:table-cell>
          <table:table-cell office:value-type="float" office:value="26" calcext:value-type="float">
            <text:p>26</text:p>
          </table:table-cell>
        </table:table-row>
        <table:table-row table:style-name="ro1">
          <table:table-cell office:value-type="string" calcext:value-type="string">
            <text:p>Fine-tuned Second Order</text:p>
          </table:table-cell>
          <table:table-cell office:value-type="float" office:value="27" calcext:value-type="float">
            <text:p>27</text:p>
          </table:table-cell>
        </table:table-row>
        <table:table-row table:style-name="ro1">
          <table:table-cell office:value-type="string" calcext:value-type="string">
            <text:p>Base</text:p>
          </table:table-cell>
          <table:table-cell office:value-type="float" office:value="28" calcext:value-type="float">
            <text:p>28</text:p>
          </table:table-cell>
        </table:table-row>
        <table:table-row table:style-name="ro1">
          <table:table-cell office:value-type="string" calcext:value-type="string">
            <text:p>RAG Second Order</text:p>
          </table:table-cell>
          <table:table-cell office:value-type="float" office:value="29" calcext:value-type="float">
            <text:p>29</text:p>
          </table:table-cell>
        </table:table-row>
        <table:table-row table:style-name="ro1">
          <table:table-cell office:value-type="string" calcext:value-type="string">
            <text:p>RAG </text:p>
          </table:table-cell>
          <table:table-cell office:value-type="float" office:value="30" calcext:value-type="float">
            <text:p>30</text:p>
          </table:table-cell>
        </table:table-row>
      </table:table>
      <table:table table:name="Topic 7" table:style-name="ta1">
        <table:table-column table:style-name="co1" table:number-columns-repeated="2" table:default-cell-style-name="Default"/>
        <table:table-row table:style-name="ro1">
          <table:table-cell office:value-type="string" calcext:value-type="string">
            <text:p>RAG</text:p>
          </table:table-cell>
          <table:table-cell office:value-type="float" office:value="31" calcext:value-type="float">
            <text:p>31</text:p>
          </table:table-cell>
        </table:table-row>
        <table:table-row table:style-name="ro1">
          <table:table-cell office:value-type="string" calcext:value-type="string">
            <text:p>Fine-tuned Second Order</text:p>
          </table:table-cell>
          <table:table-cell office:value-type="float" office:value="32" calcext:value-type="float">
            <text:p>32</text:p>
          </table:table-cell>
        </table:table-row>
        <table:table-row table:style-name="ro1">
          <table:table-cell office:value-type="string" calcext:value-type="string">
            <text:p>Base</text:p>
          </table:table-cell>
          <table:table-cell office:value-type="float" office:value="33" calcext:value-type="float">
            <text:p>33</text:p>
          </table:table-cell>
        </table:table-row>
        <table:table-row table:style-name="ro1">
          <table:table-cell office:value-type="string" calcext:value-type="string">
            <text:p>RAG Second Order</text:p>
          </table:table-cell>
          <table:table-cell office:value-type="float" office:value="34" calcext:value-type="float">
            <text:p>34</text:p>
          </table:table-cell>
        </table:table-row>
        <table:table-row table:style-name="ro1">
          <table:table-cell office:value-type="string" calcext:value-type="string">
            <text:p>Fine-tuned</text:p>
          </table:table-cell>
          <table:table-cell office:value-type="float" office:value="35" calcext:value-type="float">
            <text:p>35</text:p>
          </table:table-cell>
        </table:table-row>
      </table:table>
      <table:table table:name="Topic 8" table:style-name="ta1">
        <table:table-column table:style-name="co1" table:number-columns-repeated="2" table:default-cell-style-name="Default"/>
        <table:table-row table:style-name="ro1">
          <table:table-cell office:value-type="string" calcext:value-type="string">
            <text:p>Base</text:p>
          </table:table-cell>
          <table:table-cell office:value-type="float" office:value="36" calcext:value-type="float">
            <text:p>36</text:p>
          </table:table-cell>
        </table:table-row>
        <table:table-row table:style-name="ro1">
          <table:table-cell office:value-type="string" calcext:value-type="string">
            <text:p>Fine-tuned Second Order</text:p>
          </table:table-cell>
          <table:table-cell office:value-type="float" office:value="37" calcext:value-type="float">
            <text:p>37</text:p>
          </table:table-cell>
        </table:table-row>
        <table:table-row table:style-name="ro1">
          <table:table-cell office:value-type="string" calcext:value-type="string">
            <text:p>RAG</text:p>
          </table:table-cell>
          <table:table-cell office:value-type="float" office:value="38" calcext:value-type="float">
            <text:p>38</text:p>
          </table:table-cell>
        </table:table-row>
        <table:table-row table:style-name="ro1">
          <table:table-cell office:value-type="string" calcext:value-type="string">
            <text:p>RAG Second Order</text:p>
          </table:table-cell>
          <table:table-cell office:value-type="float" office:value="39" calcext:value-type="float">
            <text:p>39</text:p>
          </table:table-cell>
        </table:table-row>
        <table:table-row table:style-name="ro1">
          <table:table-cell office:value-type="string" calcext:value-type="string">
            <text:p>Fine-tuned</text:p>
          </table:table-cell>
          <table:table-cell office:value-type="float" office:value="40" calcext:value-type="float">
            <text:p>40</text:p>
          </table:table-cell>
        </table:table-row>
      </table:table>
      <table:table table:name="Topic 9" table:style-name="ta1">
        <table:table-column table:style-name="co1" table:number-columns-repeated="2" table:default-cell-style-name="Default"/>
        <table:table-row table:style-name="ro1">
          <table:table-cell office:value-type="string" calcext:value-type="string">
            <text:p>RAG Second Order</text:p>
          </table:table-cell>
          <table:table-cell office:value-type="float" office:value="41" calcext:value-type="float">
            <text:p>41</text:p>
          </table:table-cell>
        </table:table-row>
        <table:table-row table:style-name="ro1">
          <table:table-cell office:value-type="string" calcext:value-type="string">
            <text:p>Fine-tuned</text:p>
          </table:table-cell>
          <table:table-cell office:value-type="float" office:value="42" calcext:value-type="float">
            <text:p>42</text:p>
          </table:table-cell>
        </table:table-row>
        <table:table-row table:style-name="ro1">
          <table:table-cell office:value-type="string" calcext:value-type="string">
            <text:p>RAG</text:p>
          </table:table-cell>
          <table:table-cell office:value-type="float" office:value="43" calcext:value-type="float">
            <text:p>43</text:p>
          </table:table-cell>
        </table:table-row>
        <table:table-row table:style-name="ro1">
          <table:table-cell office:value-type="string" calcext:value-type="string">
            <text:p>Base</text:p>
          </table:table-cell>
          <table:table-cell office:value-type="float" office:value="44" calcext:value-type="float">
            <text:p>44</text:p>
          </table:table-cell>
        </table:table-row>
        <table:table-row table:style-name="ro1">
          <table:table-cell office:value-type="string" calcext:value-type="string">
            <text:p>Fine-tuned Second Order</text:p>
          </table:table-cell>
          <table:table-cell office:value-type="float" office:value="45" calcext:value-type="float">
            <text:p>45</text:p>
          </table:table-cell>
        </table:table-row>
      </table:table>
      <table:table table:name="Topic 10" table:style-name="ta1">
        <table:table-column table:style-name="co1" table:number-columns-repeated="2" table:default-cell-style-name="Default"/>
        <table:table-row table:style-name="ro1">
          <table:table-cell office:value-type="string" calcext:value-type="string">
            <text:p>Base</text:p>
          </table:table-cell>
          <table:table-cell office:value-type="float" office:value="46" calcext:value-type="float">
            <text:p>46</text:p>
          </table:table-cell>
        </table:table-row>
        <table:table-row table:style-name="ro1">
          <table:table-cell office:value-type="string" calcext:value-type="string">
            <text:p>RAG Second Order</text:p>
          </table:table-cell>
          <table:table-cell office:value-type="float" office:value="47" calcext:value-type="float">
            <text:p>47</text:p>
          </table:table-cell>
        </table:table-row>
        <table:table-row table:style-name="ro1">
          <table:table-cell office:value-type="string" calcext:value-type="string">
            <text:p>RAG</text:p>
          </table:table-cell>
          <table:table-cell office:value-type="float" office:value="48" calcext:value-type="float">
            <text:p>48</text:p>
          </table:table-cell>
        </table:table-row>
        <table:table-row table:style-name="ro1">
          <table:table-cell office:value-type="string" calcext:value-type="string">
            <text:p>Fine-tuned</text:p>
          </table:table-cell>
          <table:table-cell office:value-type="float" office:value="49" calcext:value-type="float">
            <text:p>49</text:p>
          </table:table-cell>
        </table:table-row>
        <table:table-row table:style-name="ro1">
          <table:table-cell office:value-type="string" calcext:value-type="string">
            <text:p>Fine-tuned Second Order</text:p>
          </table:table-cell>
          <table:table-cell office:value-type="float" office:value="50" calcext:value-type="float">
            <text:p>50</text:p>
          </table:table-cell>
        </table:table-row>
      </table:table>
      <table:table table:name="Essays" table:style-name="ta1">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2" table:default-cell-style-name="Default"/>
        <table:table-row table:style-name="ro1">
          <table:table-cell office:value-type="string" calcext:value-type="string">
            <text:p>Topic</text:p>
          </table:table-cell>
          <table:table-cell office:value-type="string" calcext:value-type="string">
            <text:p>Stance</text:p>
          </table:table-cell>
          <table:table-cell office:value-type="string" calcext:value-type="string">
            <text:p>Fine tuned</text:p>
          </table:table-cell>
          <table:table-cell office:value-type="string" calcext:value-type="string">
            <text:p>Base</text:p>
          </table:table-cell>
          <table:table-cell office:value-type="string" calcext:value-type="string">
            <text:p>Fine-tuned Second Order</text:p>
          </table:table-cell>
          <table:table-cell office:value-type="string" calcext:value-type="string">
            <text:p>RAG</text:p>
          </table:table-cell>
          <table:table-cell office:value-type="string" calcext:value-type="string">
            <text:p>RAG Second</text:p>
          </table:table-cell>
        </table:table-row>
        <table:table-row table:style-name="ro2">
          <table:table-cell office:value-type="string" calcext:value-type="string">
            <text:p>Tobacco and alcohol are drugs that cause addition and health problems.</text:p>
          </table:table-cell>
          <table:table-cell office:value-type="string" calcext:value-type="string">
            <text:p>Pro</text:p>
          </table:table-cell>
          <table:table-cell office:value-type="string" calcext:value-type="string">
            <text:p>The impacts of tobacco and alcohol abuse on the individual and the society can be seen from a variety of perspectives, ranging from physical harm to social disorder. Both tobacco and alcohol have a significant effect on the individual user and those around them.</text:p>
            <text:p/>
            <text:p>The effects of tobacco use on the individual can range from cancer, cardiovascular disease and stroke to addiction which is associated with an increased risk of other illegal activities. Similarly, use of alcohol has a number of adverse effects such as violence and other criminal activity, increased risk of traffic accident, and liver cirrhosis.</text:p>
            <text:p/>
            <text:p>The effects of alcohol are more harmful, as it causes more serious health problems, such as brain damage, cancers, and mental health issues, as well as a range of other addictions.</text:p>
            <text:p/>
            <text:p>Alcohol abuse is a problem which is faced by individuals and society alike and is often associated with a range of antisocial behavior. The effects of tobacco are also equally devastating, and range from cancer to addiction.</text:p>
            <text:p/>
            <text:p>These results in considerable costs for the individual and society and has caused an alarming rate of deaths and illness in the United States. The deaths in the United States have been caused by a variety of cancers and cardiovascular diseases, and by the livers cirrhosis caused by chronic and alcoholic hepatic necrosis in addition to a number of other addictions. As a result of this addiction to drugs many people have died and many families have been broken apart.</text:p>
            <text:p/>
            <text:p>Although not all deaths can be directly linked to tobacco and alcohol use, tobacco causes an estimated 90% of lung cancer deaths and alcohol causes an estimated 25% of violent crime, the two substances are causal factors in many deaths.</text:p>
            <text:p/>
            <text:p>The amount of deaths caused by these substances is a major problem for society and causes a great amount of concern.</text:p>
          </table:table-cell>
          <table:table-cell office:value-type="string" calcext:value-type="string">
            <text:p>Tobacco and alcohol are two of the most widely used drugs in the world today. While it is undeniable that these substances can bring about a feeling of pleasure and relaxation to those who consume them, it is equally true that their use can lead to a variety of physical, mental, and social problems. </text:p>
            <text:p/>
            <text:p>Firstly, the use of these drugs can lead to physical dependency and withdrawal symptoms. When one tries to quit using these substances, they can experience physical symptoms of withdrawal such as nausea, headache, or fatigue. This can make it difficult to suddenly stop using the drugs as the person may feel that they need to use them to avoid the unpleasant withdrawal symptoms. </text:p>
            <text:p/>
            <text:p>Additionally, the use of tobacco and alcohol can lead to long-term health problems. Cigarettes can lead to a long list of serious health issues, including cancer and lung disease. Drinking alcohol can lead to alcoholism or problems with the liver, and can also increase the risk of other issues such as automobile accidents or falls. </text:p>
            <text:p/>
            <text:p>Furthermore, the social effects of tobacco and alcohol use can be far-reaching and far-reaching. The use of these drugs can affect relationships, careers, finances, and more. For example, when an individual is addicted to either substance, it can become more difficult to maintain employment as the person may prioritize the use of these drugs over other activities. Additionally, the consumption of alcohol can lead to issues with public order and safety, as it can lead to increased rates of public drunkenness and aggression. </text:p>
            <text:p/>
            <text:p>In conclusion, while tobacco and alcohol can bring about a sense of pleasure and relaxation, they can also lead to physical dependency, long-term health problems, and a plethora of social effects. It is important to be aware of the risks associated with their use in order to make an informed decision about whether or not to consume them.</text:p>
          </table:table-cell>
          <table:table-cell table:style-name="ce1" office:value-type="string" calcext:value-type="string">
            <text:p><text:span text:style-name="T1">Tobacco and alcohol are drugs that cause addition and health problems. Additionally, the negative consequences of tobacco and alcohol abuse extend beyond individual users. Tobacco and alcohol abuse have serious consequences that ripple outward to friends and family, cost communities, and affect societies and nations. </text:span></text:p>
            <text:p><text:span text:style-name="T2"/></text:p>
            <text:p><text:span text:style-name="T1">Tobacco and alcohol are two of the most widely abused drugs in the world. When used in moderation, tobacco and alcohol can be part of a healthy lifestyle. However, when abused, they can lead to addition and health problems. Both drugs have a very high potential for abuse and can lead to many physical and psychological side effects, including addiction. </text:span></text:p>
            <text:p><text:span text:style-name="T2"/></text:p>
            <text:p><text:span text:style-name="T3">Beyond the individual users, the consequences of tobacco and alcohol abuse extend beyond immediate damages. Tobacco and alcohol abuse have serious consequences that ripple outward to friends and family, cost communities, and affect societies and nations. For instance, tobacco abuse can lead to cancer, stroke, or coronary heart disease. Alcohol abuse leads to serious health problems such as liver cirrhosis and pancreatitis. In addition, tobacco and alcohol abuse can cost communities tremendously by placing a financial burden on health care, law enforcement and criminal justice systems. Moreover, both tobacco and alcohol have a tremendous impact on the nations. To elaborate further, tobacco abuse is responsible for over 6 million deaths per year; while alcohol abuse is accountable for up to 45 million Americans having an alcohol use disorder. </text:span></text:p>
            <text:p><text:span text:style-name="T2"/></text:p>
            <text:p><text:span text:style-name="T4">For both tobacco and alcohol, the negative consequences of abuse extend far beyond individual users. Tobacco and alcohol abuse have serious consequences that ripple outward to friends and family, cost communities, and affect societies and nations. As such, it is important to spread awareness of the danger of drugs and take steps to ensure addiction stays a distant possibility.</text:span></text:p>
          </table:table-cell>
          <table:table-cell table:style-name="ce4" office:value-type="string" calcext:value-type="string">
            <text:p><text:span text:style-name="T10">Tobacco and alcohol are both drugs that are known to cause dependence and various health problems. Tobacco causes cancer, COPD, and chronic bronchitis, while alcohol can cause organ damage, brain damage, and dementia. Evidence suggests that these two drugs are among the most widely used substances in the world, both legal and illegal. The medical consequences of tobacco and alcohol can be severe. For example, tobacco causes cancer, which is estimated to be a leading cause of death in the United States. COPD and chronic bronchitis are other serious conditions tobacco can lead to. Likewise, alcohol can lead to organ damage which can eventually become so serious as to require transplantation. Brain damage and dementia are further potential consequences of alcohol consumption. Despite its widespread popularity, tobacco should never be seen as a harmless drug. Even with its legal status, tobacco poses significant health risks. The same is true for alcohol, which should be seen as an illegal drug that can create a multitude of problems. Overall, tobacco and alcohol should be seen as dangerous and potentially lethal drugs. Despite their widespread usage, both substances can cause considerable medical issues. It is important to be aware of the risks associated with use of these drugs, in order to protect one’s health. Prevention and education efforts should be taken to reduce use of these drugs and protect people from associated dangers. </text:span></text:p>
          </table:table-cell>
          <table:table-cell table:style-name="ce2" office:value-type="string" calcext:value-type="string">
            <text:p/>
            <text:p>Although tobacco and alcohol are legal substances, they can have serious consequences on an individual's health and well-being. In some instances, tobacco and alcohol can lead to addiction and have serious long-term health effects.</text:p>
            <text:p><text:span text:style-name="T11"/></text:p>
            <text:p>For example, tobacco is a legal substance that can cause severe health problems. Its use can lead to an increased risk of cancer, stroke, cardiovascular disease, and COPD. Additionally, the U.S. Surgeon General has found that the risk of cancer increases with the amount of tobacco products used. </text:p>
            <text:p><text:span text:style-name="T11"/></text:p>
            <text:p>Furthermore, alcohol consumption can also lead to addiction and serious health problems. Alcohol can interfere with the central nervous system, leading to issues such as impaired coordination, slurred speech, and a lowered ability to make judgments. Alcohol is also a factor in a number of violent crimes and is linked to an array of social problems.</text:p>
            <text:p><text:span text:style-name="T11"/></text:p>
            <text:p>In conclusion, although tobacco and alcohol are legal substances, they can have serious long-term health effects. As such, it is important to be mindful of the risks associated with their use. By understanding the potential risks associated with tobacco and alcohol, individuals can make informed decisions about their use.</text:p>
          </table:table-cell>
        </table:table-row>
        <table:table-row table:style-name="ro2">
          <table:table-cell office:value-type="string" calcext:value-type="string">
            <text:p>Increasing the price of petrol is the best way to solve growing traffic and pollution problems.</text:p>
          </table:table-cell>
          <table:table-cell office:value-type="string" calcext:value-type="string">
            <text:p>Pro</text:p>
          </table:table-cell>
          <table:table-cell office:value-type="string" calcext:value-type="string">
            <text:p>Due to the increasing number of cars, traffic jams and increasing pollution become serious problems in the country. The traffic causes congestion and delays, which contribute to an increase in carbon dioxide emissions. The price of petrol is a factor that causes congestion, pollution, and delays. The rise in the price of petrol will lead to a decrease in the number of cars on the roads. The decrease in the number of cars will reduce traffic jams, congestion, delays, and pollution, which will ultimately lead to a decline in the amount of carbon dioxide released into the atmosphere. This illustrates the vital importance of price of petrol. As the price of petrol increases, fewer cars will be on the roads and the amount of carbon dioxide released into the atmosphere will decrease. Thus the price of petrol is the best way to solve these growing problems. The benefits of increased prices of petrol outweigh the costs. The costs of increased prices of petrol are few, such as to individuals who use cars as a form of transport and individuals who earn a living from the oil industry. The costs of increased prices of petrol are few when compared to the magnitude of benefits to the environment. The environmental benefits will outweigh the costs of increased prices of petrol. The price of petrol is the best way to solve growing traffic and pollution problems. Price of petrol should be increased for these purposes. Higher prices of petrol will lead to fewer cars on the roads and less congestion, pollution and delays. This will ultimately lead to a decline in the amount of carbon dioxide released into the atmosphere. Thus the price of petrol is the best way to solve these issues. The benefits of increased prices of petrol outweigh the costs, due to decreased traffic, congestion, pollution and delays which contribute to an increase in carbon dioxide emissions. The environmental benefits will outweigh the costs of increased prices of petrol.</text:p>
          </table:table-cell>
          <table:table-cell office:value-type="string" calcext:value-type="string">
            <text:p>The rising cost of living and fuel prices have been a concern for governments around the world. With increasing urbanisation and the emergence of megacities, the problem of traffic and air pollution has become more urgent. One of the most widely discussed solutions to this issue is to raise the price of petrol. By increasing the cost of fuel and making it more expensive to operate vehicles, the price of petrol has the potential to reduce traffic, improve air quality, and generate revenue for governments. </text:p>
            <text:p> </text:p>
            <text:p>Firstly, higher petrol prices can deter people from driving and reduce traffic. This is because people will choose other transport options such as public transport or cycling when the cost of fuel is too high. This means that the number of cars on the road will decrease, leading to a better driving experience. Additionally, higher petrol prices will also make car owners consider more fuel efficient vehicles, again cutting down on the number of cars on the road. </text:p>
            <text:p/>
            <text:p>In addition, increasing the price of petrol could also positively affect air quality. As fuel becomes more expensive, drivers will look for ways to reduce their fuel costs and will switch to more fuel-efficient cars. This will cut down on the amount of hazardous chemicals released into the atmosphere through tailpipe emissions. Furthermore, higher prices will also encourage car owners to use public transport, which creates less pollution than private cars. </text:p>
            <text:p/>
            <text:p>Finally, increasing the price of petrol can generate revenue for governments. This can be used to pay for improvements to public transport or to build new infrastructure to reduce traffic and air pollution. It can also be used to fund research into more sustainable forms of energy and transport. </text:p>
            <text:p/>
            <text:p>In conclusion, increasing the price of petrol is an effective way to reduce traffic and air pollution while generating revenue for governments. The high costs of fuel will encourage drivers to look for more fuel efficient vehicles, reducing air pollution and traffic. Additionally, the revenue generated can be used to fund research, pay for improvements to public transport, and build new infrastructure.</text:p>
          </table:table-cell>
          <table:table-cell office:value-type="string" calcext:value-type="string">
            <text:p>The rising cost of petrol has been a contentious issue in recent years, but there is a growing consensus that increasing the price of petrol is the best way to effectively solve growing traffic and pollution problems. Many experts believe that the extra money from the higher price of petrol would be more than offset by the reduction in demand resulting from higher cost. Additionally, the extra funds could be used to support low-emission vehicles and public transportation, both of which would help reduce further emissions and pollution problems.</text:p>
            <text:p/>
            <text:p>Increasing the price of petrol would have a significant impact on individuals' daily lives. The money from the higher price of petrol could be used to create incentives for low-emission vehicles, such as electric cars. These incentives could range from tax rebates to charging privileges. Moreover, the extra funds could be used to improve public transportation in order to attract more customers and increase ridership. This would allow more individuals to utilize public transportation as an alternative to driving which would further reduce pollution. </text:p>
            <text:p/>
            <text:p>Finally, the extra revenue from the higher price of petrol could help offset some of the costs associated with traffic and pollution problems. This could include costs related to the repairs of road and infrastructure damages as well as medical costs from air pollution. In sum, the increased cost of petrol could provide a great opportunity to reduce traffic and pollution problems. There is a growing consensus that the extra money from the higher price of petrol would be more than offset by the reduced demand resulting from the higher cost. The extra funds could be used to support low-emission vehicles and public transportation both of which would help reduce further emissions and pollution. Moreover, the extra revenue could help offset some of the costs associated with traffic and pollution problems. All in all, increasing the price of petrol is the best way to effectively solve growing traffic and pollution problems.</text:p>
          </table:table-cell>
          <table:table-cell table:style-name="ce5" office:value-type="string" calcext:value-type="string">
            <text:p>The cost of fuel and taxes has a direct correlation with the amount of cars on the road and the amount of pollution created. It has been reported that a 10% increase in the price of fuel leads to a 2-3% decrease in the amount of traffic and a 1-2% decrease in air pollution. This shows that increasing the price of petrol is an effective way to address the growing traffic and pollution issues. </text:p>
            <text:p><text:span text:style-name="T11"/></text:p>
            <text:p>Moreover, by making fuel more expensive, the government can also incentivize people to take public transport, carpool, or invest in more fuel-efficient vehicles. This can lead to a decrease in the number of cars on the road and a subsequent decrease in air pollution. </text:p>
            <text:p><text:span text:style-name="T11"/></text:p>
            <text:p>Finally, increasing the price of fuel can also lead to an increase in revenue for the government, which can be used to fund public transport initiatives such as buses, trains, and bicycle lanes. This can further help reduce traffic and pollution.</text:p>
            <text:p><text:span text:style-name="T11"/></text:p>
            <text:p>In conclusion, it is evident that increasing the price of petrol is an effective and efficient way to tackle the growing traffic and pollution issues. Not only does this solution come with numerous immediate and direct benefits, but it also provides a long-term solution to the problem. Therefore, governments should make use of this viable option to reduce air pollution, decrease traffic, and boost public transportation</text:p>
          </table:table-cell>
          <table:table-cell table:style-name="ce5" office:value-type="string" calcext:value-type="string">
            <text:p>Increasing the price of petrol is the most effective way to address the issue of growing traffic and pollution. Higher prices of petrol will make transportation more expensive, leading people to look for more cost-effective ways of travelling such as using public transportation, carpooling, or cycling. This will lead to a decrease in the demand for individual car usage, resulting in less traffic and ultimately less pollution. Furthermore, higher petrol prices will incentivize car manufactures to develop more fuel-efficient vehicles which in turn reduces emissions from the vehicles. In addition, higher petrol prices may discourage drivers from taking inefficient routes, resulting in less road congestion and less wear and tear on the streets. Overall, raising the price of petrol is a viable solution to mitigate the issues of traffic and pollution.</text:p>
          </table:table-cell>
        </table:table-row>
        <table:table-row table:style-name="ro2">
          <table:table-cell office:value-type="string" calcext:value-type="string">
            <text:p>Countries should start using nuclear power as their main source of energy</text:p>
          </table:table-cell>
          <table:table-cell office:value-type="string" calcext:value-type="string">
            <text:p>Con</text:p>
          </table:table-cell>
          <table:table-cell office:value-type="string" calcext:value-type="string">
            <text:p>The risks associated with nuclear power far exceed any benefits, both in terms of financial costs and potential loss of life. Nuclear power plants are extremely expensive and represent a dangerous and unnecessary risk to humanity and to our environment. The cost of decommissioning a nuclear plant is in the billions of dollars and will have to be borne by the taxpayer.</text:p>
            <text:p/>
            <text:p>The most dangerous form of nuclear waste is spent fuel rods, containing dangerous levels of radiation for hundreds of thousands of years. Radioactive waste is not just a threat to people and the environment today but for many generations to come. The consequences of nuclear accidents are impossible to calculate in terms of the loss of life, destruction of property and contamination of land, water and air.</text:p>
            <text:p/>
            <text:p>The nuclear industry continues to propagate the myth that nuclear waste can be safely buried in a repository deep underground. But deep geological repositories have been proven to be unsafe due to possible leakages and a risk of human error in the disposal process. Therefore, it is better to avoid the risks associated with nuclear power and look for more sustainable alternatives. The long-term costs to society, both financial and environmental, associated with nuclear waste will more than likely far exceed any potential benefits.</text:p>
            <text:p/>
            <text:p>Finally, nuclear power can lead to a greater risk of terrorism. The fact that nuclear facilities require large amounts of enriched uranium, a material used to manufacture nuclear weapons, means that terrorist groups are likely to target them. As a result, the risk of terrorism is greatly increased. There is too much at stake in terms of human life and our environment to take that risk. The cost of nuclear power in both financial and environmental terms should be weighed against any potential benefits. The costs far exceed any potential rewards. Countries should not succumb to the myths and propaganda of the nuclear industry and opt for safer, more sustainable renewable energy sources. </text:p>
          </table:table-cell>
          <table:table-cell office:value-type="string" calcext:value-type="string">
            <text:p>Nuclear power is a controversial form of energy and, as such, carries numerous risks. The proliferation of nuclear weapons is a clear and present danger as it has the potential to cause catastrophic damage to our planet. Even without weapons, the production of nuclear energy carries a risk of nuclear accidents that can have devastating consequences. In addition to the potential for disaster, nuclear power presents a serious environmental risk. Nuclear waste is extremely hazardous and must be stored for thousands of years, and nuclear power plants create a great deal of air pollution and require vast amounts of water. The long-term effects of nuclear power on the environment have yet to be seen and, considering the risks, it may not be worth finding out.</text:p>
            <text:p> </text:p>
            <text:p>From an economic standpoint, nuclear power is also unsustainable. Nuclear energy is extremely expensive and there is no way to easily capture or reuse the waste products. To make matters worse, uranium, the common fuel for nuclear reactors, is a finite resource that will one day run out. Without a viable long-term source of energy, it is unwise to invest heavily in nuclear power.</text:p>
            <text:p> </text:p>
            <text:p>In conclusion, nuclear power is a dangerous, costly, and finite form of energy that should not be pursued any further. Its potential for devastation, both environmental and economic, far outweighs any potential benefits. Until a better, more sustainable, solution is found, nuclear power should not be expanded upon.</text:p>
          </table:table-cell>
          <table:table-cell office:value-type="string" calcext:value-type="string">
            <text:p><text:span text:style-name="T5">Countries should not start using nuclear power as their main source of energy. The nuclear energy industry has a track record of safety concerns and financial problems, which could cause potential catastrophes. Nuclear power is an expensive form of energy that comes with an immense risk. The potential consequences to national security, economy and environment due to nuclear accidents are so severe that it is not worth considering as a main source of energy.</text:span></text:p>
            <text:p><text:span text:style-name="T5"/></text:p>
            <text:p><text:span text:style-name="T5">Nuclear energy is an expensive form of energy, which comes with an immense risk. The potential consequences to national security, economy and environment due to nuclear accidents are so severe that it is not worth considering as a main source of energy. Costs associated with nuclear energy, whether in terms of subsidies, construction, decommissioning or waste management, are considerable. Moreover, the nuclear energy industry's track record of safety concerns and financial problems could lead to further catastrophes. Nuclear energy is an outdated form of energy production, which could cause potential environmental destruction. Nuclear energy, which is polluting and expensive, is not a source of energy that countries should consider investing in. </text:span></text:p>
            <text:p><text:span text:style-name="T5"/></text:p>
            <text:p><text:span text:style-name="T5">On top of being an expensive form of energy, nuclear energy causes potential environmental destruction. Nuclear energy is polluting, as it releases low levels of dangerous radiation. Furthermore, nuclear energy is not efficient, as it has a much higher cost of energy than other forms of production. Nuclear energy would be an even worse investment if it caused potential economic destruction. In short, countries should take heed of the severe consequences that could result from nuclear accidents and not consider nuclear power as a main source of energy. The risks of nuclear energy vastly outweigh the benefits, which makes nuclear power an unsustainable form of energy production. </text:span></text:p>
            <text:p><text:span text:style-name="T5"/></text:p>
            <text:p><text:span text:style-name="T5"/></text:p>
            <text:p><text:span text:style-name="T5">Nuclear power is not worth considering as a main source of energy due to its expense and the potential consequences of nuclear accidents. Countries should be concerned about potential environmental destruction and economic destruction from nuclear energy as well. </text:span></text:p>
          </table:table-cell>
          <table:table-cell table:style-name="ce5" office:value-type="string" calcext:value-type="string">
            <text:p>Countries should not start using nuclear power as their main source of energy. Nuclear power comes with too many risks and drawbacks, both in terms of the environment and public safety. Nuclear energy produces large amounts of radioactive waste and can lead to nuclear accidents that have catastrophic consequences. Additionally, the cost of nuclear energy is extremely high and the technology is difficult to regulate. For these reasons, countries should not use nuclear power as their primary source of energy. Instead, they should focus on more reliable sources of energy, such as renewable energy, which is cleaner, cheaper and more efficient.</text:p>
          </table:table-cell>
          <table:table-cell office:value-type="string" calcext:value-type="string">
            <text:p><text:span text:style-name="T24">Nuclear power is not a viable option for countries to depend on for their main source of energy. It carries too much risk and is too expensive to be practical. Consider the following points: </text:span></text:p>
            <text:p><text:span text:style-name="T15">1.Nuclear power plants are very expensive to build, and the cost can vary dramatically depending on the size and complexity of the plant. In addition, the cost of maintaining and decommissioning a nuclear power plant can be high. </text:span></text:p>
            <text:p><text:span text:style-name="T15">2.The security implications of nuclear energy are also concerning. Nuclear material can easily be stolen and used to make a bomb, and existing nuclear accidents have already caused catastrophic damage. </text:span></text:p>
            <text:p><text:span text:style-name="T24">3. The health and environmental risks associated with nuclear power are considerable. Radioactive waste is highly poisonous and must be stored safely for thousands of years, and accidents at nuclear power plants can cause long-term environmental damage. </text:span></text:p>
            <text:p><text:span text:style-name="T24">4. There are also ethical considerations as nuclear power relies on the use of uranium as fuel, which can lead to human rights abuses. Nuclear power also creates weapons-grade materials, which can be used for nefarious purposes.</text:span></text:p>
            <text:p><text:span text:style-name="T24">5. In summary, investing in nuclear power is not a worthwhile option for countries looking to secure a reliable and affordable source of energy. The risks associated with nuclear power far outweigh the potential benefits. </text:span></text:p>
            <text:p><text:span text:style-name="T25"/></text:p>
            <text:p><text:span text:style-name="T24">Nuclear power plants produce radioactive waste that must be stored safely for thousands of years.  This waste is highly poisonous, and accidents at nuclear power plants can cause catastrophic environmental damage. In addition, the cost of nuclear power is too expensive to be practical and the security implications of nuclear energy can pose a risk. There are also ethical concerns as nuclear power relies on the use of uranium as fuel, which can lead to human rights abuses. Nuclear power also creates weapons-grade materials, which can be used for nefarious purposes. Investing in nuclear power is not a worthwhile option for countries looking to secure a reliable and affordable source of energy</text:span></text:p>
          </table:table-cell>
        </table:table-row>
        <table:table-row table:style-name="ro2">
          <table:table-cell office:value-type="string" calcext:value-type="string">
            <text:p>Restricting air travel is the only way to prevent air pollution.</text:p>
          </table:table-cell>
          <table:table-cell office:value-type="string" calcext:value-type="string">
            <text:p>Con</text:p>
          </table:table-cell>
          <table:table-cell office:value-type="string" calcext:value-type="string">
            <text:p>The pollution caused by human activities is a serious threat to the natural environment, so the problem must be addressed. However, restricting air travel is not the most effective way to solve the issue; instead, more sustainable solutions should be sought.</text:p>
            <text:p/>
            <text:p>The effect of human activities has long been identified as a major environmental problem in areas around the world, particularly in the recent years. A number of factors have been identified as contributing to this problem, such as overpopulation and industrial activities. The pollution caused by these factors has created serious threats to the natural environment, with air pollution being one of the most prevalent problems. As such, restricting air travel is considered to be the only way to prevent it.</text:p>
            <text:p/>
            <text:p>However, this does not represent the most effective way to solve the problem. More sustainable solutions should be sought, such as reducing the use of plastics, banning polluting substances and investing in renewable energy sources. These measures will reduce harm to the environment and pollution caused by human activities, rather than being an effective solution.</text:p>
            <text:p/>
            <text:p>In conclusion, the negative effects of human activities on the environment cannot be downplayed. To address this problem, more sustainable solutions should be sought, such as reducing the use of plastics, banning polluting substances and investing in renewable energy sources. These measures will reduce harm to the environment and pollution caused by human activities, rather than being an effective solution. Therefore, restricting air travel is not the most effective way to prevent air pollution. Other measures must be taken to reduce pollution from human activities.</text:p>
          </table:table-cell>
          <table:table-cell office:value-type="string" calcext:value-type="string">
            <text:p>It is undeniable that air pollution is a major global challenge. The health and environmental impacts of air pollution can be devastating. However, restricting air travel is not the solution. It could cause a number of negative impacts and is not a realistic or feasible solution.</text:p>
            <text:p/>
            <text:p>Firstly, air travel restrictions could cause significant economic losses. With air travel restrictions, businesses and industries that rely on air travel would suffer greatly. Airlines would face losses in both passenger and cargo transportation, leading to job losses and reduced economic activity. Additionally, air travel restrictions would also cause a decrease in tourism, further damaging the economy.</text:p>
            <text:p/>
            <text:p>Secondly, air travel restrictions would not significantly reduce air pollution. Instead, it would only lead to a shift in the location of air pollution. Without the emission sources, like vehicles and factories, that cause air pollution nearby, the air pollution would simply move to other places where pollution sources remain. This would not reduce the overall amount of air pollution but would only cause it to be redistributed.</text:p>
            <text:p/>
            <text:p>Moreover, air travel restrictions would cause people to use other forms of transportation and would lead to increased road traffic and emissions. This would not only contribute to air pollution, but also to traffic congestion and safety problems.</text:p>
            <text:p/>
            <text:p>In conclusion, air travel restrictions are not the solution to air pollution. It could cause more negative impacts than positive and would not have a significant effect on air pollution. It is much more effective to focus on the sources of air pollution and reduce them directly. This could include improving vehicle emission standards, investing in green energy, and increasing research and development for renewable energy sources.</text:p>
          </table:table-cell>
          <table:table-cell table:style-name="ce2" office:value-type="string" calcext:value-type="string">
            <text:p><text:span text:style-name="T6">The claim that restricting air travel is the only way to prevent air pollution is dangerous. Restricting air travel could backfire and have a wider environmental impact. The world economy is heavily dependent on air travel, and limiting it could severely damage the economy. Additionally, it could cause massive delays and disrupt the travel of millions of people. Furthermore, other means of pollution caused by human activities should be addressed. </text:span></text:p>
            <text:p><text:span text:style-name="T7"/></text:p>
            <text:p><text:span text:style-name="T8">It's true that air travel is responsible for air pollution, but many other activities cause pollution as well. For example, burning of fossil fuels causes pollution from other sources such as petroleum refining, production of petrochemicals, and natural gas processing. It's important to address these other causes as well. </text:span></text:p>
            <text:p><text:span text:style-name="T7"/></text:p>
            <text:p><text:span text:style-name="T8">The consequences of air pollution are vast and dire. Air pollution threatens the health of people and ecosystems alike, contributing to acid rain that destroys ecosystems and causes lung diseases such as asthma. Air pollution also contributes to global warming, contributing to climate change and further threatening the health of ecosystems. </text:span></text:p>
            <text:p><text:span text:style-name="T7"/></text:p>
            <text:p><text:span text:style-name="T9">In conclusion, restricting air travel could backfire and have a wider environmental impact. Other activities causing pollution should also be addressed. The consequences of air pollution are vast and dire, contributing to acid rain and causing lung diseases such as asthma. Air pollution also contributes to global warming, further threatening the health of ecosystems.  It is important for politicians, corporations, and citizens to work together to reduce air pollution and prevent further damage. As a society, we need to find solutions that reduce air pollution without hindering economic growth. We need to take action now to stem the disastrous effects of air pollution.</text:span></text:p>
          </table:table-cell>
          <table:table-cell office:value-type="string" calcext:value-type="string">
            <text:p><text:span text:style-name="T12">Restricting air travel is not the only way to prevent air pollution. Policies that focus on managing air travel, including regulating aircraft emissions, modernizing aircraft technology, and introducing more efficient routes can help reduce air pollution without limiting air travel. </text:span></text:p>
            <text:p><text:span text:style-name="T13"/></text:p>
            <text:p><text:span text:style-name="T14">Firstly, modernizing aircraft technology can reduce air pollution significantly. Aircraft technology, such as more efficient engines, better fuel management systems and lighter materials, can help reduce the amount of emissions released into the atmosphere. Replacing aging aircraft with more efficient aircraft can reduce carbon dioxide emissions and other gaseous pollutants. </text:span></text:p>
            <text:p><text:span text:style-name="T14"/></text:p>
            <text:p><text:span text:style-name="T15">Moreover, introducing better route planning can improve aircraft fuel efficiency. By directing traffic over less populated areas, aircraft can reduce the amount of time they spend flying over land, where emissions are more concentrated. This can help reduce the overall amount of air pollution. </text:span></text:p>
            <text:p><text:span text:style-name="T15"/></text:p>
            <text:p><text:span text:style-name="T16">Finally, regulating aircraft emissions can also help reduce air pollution. By mandating certain emissions standards for aircraft, the amount of harmful gases released into the atmosphere can be reduced. </text:span></text:p>
            <text:p><text:span text:style-name="T16"/></text:p>
            <text:p><text:span text:style-name="T17">In conclusion, restricting air travel is not the only way to prevent air pollution. Policies that focus on managing air travel, including regulating aircraft emissions, modernizing aircraft technology, and introducing more efficient routes, can be effective in reducing air pollution without limiting air travel</text:span></text:p>
          </table:table-cell>
          <table:table-cell office:value-type="string" calcext:value-type="string">
            <text:p><text:span text:style-name="T26">Restricting air travel is not the only way to prevent air pollution. While air travel does produce emissions, the amount of pollution created is not large enough to warrant restrictions on air travel. There are other ways to reduce air pollution more effectively, such as implementing stricter emissions standards on airplanes, investing in renewable energy sources, and encouraging people to use public transportation or carpool more. Additionally, improving the fuel efficiency of vehicles would also help to reduce air pollution. Therefore, restricting air travel is not the most effective way to prevent air pollution. </text:span></text:p>
            <text:p><text:span text:style-name="T5"/></text:p>
            <text:p><text:span text:style-name="T5">Air travel, while producing emissions, is not the main source of air pollution. In some cities, ground transportation is responsible for more air pollution than air travel. In fact, in the United States, the transportation sector is the leading source of carbon dioxide emissions. Therefore, restricting air travel is not the most effective way to reduce air pollution. Additionally, there are other measures that can be taken to reduce air pollution, such as implementing stricter emissions standards on airplanes, investing in renewable energy sources, and encouraging people to use public transportation or carpool more. </text:span></text:p>
            <text:p><text:span text:style-name="T5"/></text:p>
            <text:p><text:span text:style-name="T5">Furthermore, air pollution is not a problem unique to air travel, but is rather a problem that affects all sources of transportation. For example, in the United States, the transportation sector is the leading source of carbon dioxide emissions. Therefore, restricting air travel is not the most effective way to reduce air pollution. Additionally, there are other measures that can be taken to reduce air pollution, such as implementing stricter emissions standards on airplanes, investing in renewable energy sources, and encouraging people to use public transportation or carpool more.</text:span></text:p>
            <text:p><text:span text:style-name="T5"/></text:p>
            <text:p><text:span text:style-name="T5">In addition, some air travel is necessary for medical reasons, economic activities, and international relations. Restricting air travel would mean that people would not be able to access lifesaving treatments, miss out on economic opportunities, and be cut off from international relations. Therefore, restricting air travel is not the most effective way to prevent air pollution. </text:span></text:p>
            <text:p><text:span text:style-name="T5"/></text:p>
            <text:p><text:span text:style-name="T5">In conclusion, while air travel does produce emissions, the amount of pollution created is not large enough to warrant restrictions on air travel. There are other more effective ways to reduce air pollution, such as implementing stricter emissions standards on airplanes, investing in renewable energy sources, and encouraging people to use public transportation or carpool more. Additionally, improved fuel efficiency of vehicles would also help to reduce air pollution. Therefore, restricting air travel is not the most effective way to prevent air pollution</text:span></text:p>
          </table:table-cell>
        </table:table-row>
        <table:table-row table:style-name="ro2">
          <table:table-cell office:value-type="string" calcext:value-type="string">
            <text:p>if gun ownership were made illegal, most violent crime would be eliminated</text:p>
          </table:table-cell>
          <table:table-cell office:value-type="string" calcext:value-type="string">
            <text:p>Pro</text:p>
          </table:table-cell>
          <table:table-cell office:value-type="string" calcext:value-type="string">
            <text:p>The first step on the path to a violent crime is obtaining a gun. Thus, gun ownership plays a major role in violent crime. By making gun ownership illegal would reduce the availability of guns to criminals, the rate of violent crime would be decreased drastically. This is because a gun, by its very nature, is a potential instrument of death and destruction. Thus, guns are the common factor in many violent crimes. Making gun ownership illegal would remove the availability of guns to potential criminals. This would have a huge effect on reducing the rate of violent crime.</text:p>
            <text:p/>
            <text:p>Further, by making gun ownership illegal, the potential for criminal activity with guns is largely removed. This would have the effect of reducing the availability of guns to criminals significantly. This would have a further effect of reducing the rate of violent crime significantly.</text:p>
            <text:p/>
            <text:p>Finally, by making gun ownership illegal fewer guns would mean fewer deaths. These deaths include suicides and accidental shootings, both of which would be reduced by making gun ownership illegal. This would have a further effect of reducing the rate of violent crime. In conclusion, making gun ownership illegal would drastically reduce the availability of guns to criminals and result in fewer deaths. All these factors put together would result in a significant reduction in the rate of violent crime. This should be seen as a benefit of making gun ownership illegal. Thus, making gun ownership illegal is the right solution.</text:p>
            <text:p/>
          </table:table-cell>
          <table:table-cell office:value-type="string" calcext:value-type="string">
            <text:p>The link between gun ownership and violent crime is undeniable. Countries that have tighter gun-control laws tend to have significantly lower rates of violent crime. In the United States, some of the states with the most stringent gun control laws have violent crime rates that are half the national average. By comparison, states with the least gun control tend to have the highest rates of violent crime. This correlation strongly suggests that gun control can have a powerful impact on the amount of violence in a society.</text:p>
            <text:p/>
            <text:p>One such example is the nation of Australia. In 1996 they enacted some of the toughest gun-control measures in the world. As a result, the homicide rate in the nation fell by more than 30%. During this same period, the firearm homicide rate in the US actually increased. This proves that gun control does have its intended effect.</text:p>
            <text:p/>
            <text:p>Another example is the city of Chicago which, in 2013 had one of the highest murder rates in the country. Even though Chicago has some of the strictest gun-control laws in the nation, gun violence continues to plague the city. This proves that gun control alone is not the solution to preventing gun violence, but it does reduce it.</text:p>
            <text:p/>
            <text:p>The connection between gun control and violent crime is undeniable. The data shows that if gun ownership were made illegal, most violent crime would be eliminated. This is because gun control effectively reduces the amount of gun-related violence in a society. There is no doubt that banning gun ownership would save lives and make our communities safer.</text:p>
          </table:table-cell>
          <table:table-cell table:style-name="ce3" office:value-type="string" calcext:value-type="string">
            <text:p>Gun ownership should be made illegal. The vast majority of violence is committed with guns. In the US, there is an average of 10.8 per 100,000 people per year who are murdered. Gun ownership is responsible for most of this violence. Without gun ownership, most violent crime would be eliminated. Furthermore, gun ownership contributes to a culture of fear rather than safety. Allowing gun ownership would give criminals a more convenient means to commit crime, thus furthering the potential for more violence. Gun ownership should be further restricted. Restrictions on gun ownership should include background checks, licensing and registration, and further regulations on ownership. Regulations on ownership should also include bans or significant restrictions on certain types of guns, such as assault weapons and large capacity magazine rifles. Gun ownership further perpetuates a culture of fear, rather than safety. Allowing gun ownership for self-protection would only serve to increase the potential for violence. Gun ownership should be further restricted for the benefit of everyone. Restrictions on gun ownership should include background checks, licensing and registration, and further regulation on ownership. The potential consequences of gun ownership could be even more devastating. It is essential to prevent gun ownership from further perpetuating a culture of fear. Gun ownership should be restricted for the safety of citizens. In short, gun ownership should be further restricted to prevent further violence, as well as to promote a culture of safety. Restrictions on gun ownership should include background checks, licensing and registration, and further regulation on ownership. The consequences of gun ownership could prove even more devastating. It is essential to prevent gun ownership from further perpetuating a culture of fear. Gun ownership should be restricted for the safety of citizens. Without gun ownership, most violent crime would be eliminated. Allowing gun ownership would give criminals a more convenient means to commit crime, thus furthering the potential for more violence. Gun ownership should be further restricted for the safety of citizens. Restrictions on gun ownership should include background checks, licensing and registration, and further regulation on ownership. The consequences of gun ownership could prove even more devastating. It is essential to prevent gun ownership from further perpetuating a culture of fear. It is essential to prevent gun ownership from further perpetuating a culture of fear. Gun ownership should be restricted for the safety of citizens. In short, gun ownership should be further restricted to prevent further violence, as well as to promote a culture of safety. Restrictions on gun ownership should include background checks, licensing and registration, and further regulation on ownership.</text:p>
          </table:table-cell>
          <table:table-cell table:style-name="ce5" office:value-type="string" calcext:value-type="string">
            <text:p>Gun ownership should be made illegal as it is one of the primary causes of violent crime. In the United States, civilians are legally allowed to own guns, which in turn has facilitated the increase in gun-related crime. There is no legitimate reason for an individual to own a gun, and so making gun ownership illegal would effectively reduce the amount of gun-related violence. Illegal gun ownership is already a crime, so it is not as if criminals would turn to another weapon. In countries where gun ownership is illegal, such as the UK, the rate of gun-related violence is far lower. In addition, gun ownership does not prevent crime – it only serves to escalate it. Making gun ownership illegal would greatly reduce the amount of gun-related crime in the US, as we can clearly see in countries where it is already illegal. Gun control is not the same as gun ownership, and so trying to regulate guns does not address the true root of the problem. Gun owners need to be held accountable for their actions and the only way to do this is to make gun ownership illegal. This would reduce gun-related crime and violence in the US, resulting in a safer society for everyone. </text:p>
          </table:table-cell>
          <table:table-cell office:value-type="string" calcext:value-type="string">
            <text:p><text:span text:style-name="T23">Gun ownership should not be made illegal, as this would not eliminate most violent crime and would infringe on the rights of law-abiding citizens. However, there are certain measures that can be taken to reduce gun violence. Restricting access to firearms for people who are deemed to be a risk to themselves or others, as well as improving access to mental healthcare, will have a significant impact on gun-related crime. Gun ownership is a fundamental right in the US, and any regulations should respect this. However, there is a great deal of room for meaningful, effective regulation that would make a real difference in reducing gun-related crime.</text:span></text:p>
            <text:p><text:span text:style-name="T5"/></text:p>
            <text:p><text:span text:style-name="T23">In conclusion, gun ownership should not be made illegal as this would infringe on the rights of law-abiding citizens, but certain measures to reduce gun violence should be implemented. Restricting access to firearms for people who are deemed to be a risk to themselves or others, as well as improving access to mental healthcare, will have a significant impact on gun-related crime. Gun ownership is a fundamental right in the US, and any regulations should respect this. However, there is a great deal of room for meaningful, effective regulation that would make a real difference in reducing gun-related crime. </text:span></text:p>
          </table:table-cell>
        </table:table-row>
        <table:table-row table:style-name="ro2">
          <table:table-cell office:value-type="string" calcext:value-type="string">
            <text:p>Telling the truth at all times is not essential.</text:p>
          </table:table-cell>
          <table:table-cell office:value-type="string" calcext:value-type="string">
            <text:p>Pro</text:p>
          </table:table-cell>
          <table:table-cell office:value-type="string" calcext:value-type="string">
            <text:p>In recent years, the trend of false news and manipulated videos and images has grown significantly. From an article from The Daily Telegraph in 2017 about the spread of false claims of sexual abuse, to a recent study from Stanford University that suggested false information can spread six times faster than true information, it is clear that deceptive information can easily spread in our society. With the growth of misinformation, the importance of telling the truth is being questioned.</text:p>
            <text:p/>
            <text:p>The idea that telling the truth is essential has been challenged by some experts. Dr. John Gartner of the University of California, Santa Barbara, has noted that “some lies are necessary”. He explains that “a great deal of damage can be caused” by truth telling and that it may be more beneficial to allow some lies that are useful to the public cause. This argument is also supported by Dr. Robert M. McClure, who noted that “it is sometimes better to tell a lie than to tell the truth” for the sake of achieving the desired outcome.</text:p>
            <text:p/>
            <text:p>These views are not without basis. Dr. Gartner provided the example of false statements about the 1971 coup in Chile that were circulated by the American public which allowed the public to be better prepared for protests and other threats and noted that such statements were “necessary” for these purposes. Meanwhile, Dr. McClure noted how “false statements” allowed for greater public understanding of the issues in Vietnam and allowed people to take proactive steps to ensure a safer world.</text:p>
            <text:p/>
            <text:p>This suggests that the truth is not always the most useful tool for achieving the desired outcomes and that lying can have benefits. With this in mind, it is clear that the claims of sexual abuse, protests, public understanding and safer world could not be made without the help of false information and manipulated videos and images. This proves that telling the truth is not essential and that some lies are necessary.</text:p>
          </table:table-cell>
          <table:table-cell office:value-type="string" calcext:value-type="string">
            <text:p>t is easy to say that telling the truth at all times is essential, but this can be challenged. In some situations, telling the truth may not be necessary or beneficial. It can depend on the situation and the context. For example, when someone is trying to make an apology, it is often best to say something kind and honest, but not necessarily the whole truth. In some instances, telling lies can be beneficial and even necessary, to protect someone or something else. </text:p>
            <text:p>  </text:p>
            <text:p>Furthermore, when people are in difficult or dangerous situations, telling the truth could get them into further trouble or harm. For example, if someone is being questioned by the police, they may not want to tell the whole truth in order to protect themselves or someone else. In this case, it is better to tell a lie in order to not put someone at risk. </text:p>
            <text:p/>
            <text:p>Additionally, even if someone were to tell the truth, it may not change the outcome of a situation. If someone has already made up their mind to do something, it does not matter how much truth is told, the outcome will likely remain the same. Therefore, it is not always necessary or beneficial to tell the truth at all times. </text:p>
            <text:p/>
            <text:p>Overall, although telling the truth is often important, it may not always be necessary or beneficial. In some cases, lying can be better and more strategic, in order to protect someone or something else. It is important to consider the context and be aware of when it may be beneficial to tell a lie.</text:p>
            <text:p>      </text:p>
          </table:table-cell>
          <table:table-cell office:value-type="string" calcext:value-type="string">
            <text:p>Telling the truth at all times is not essential. While it is important to be honest and authentic in our dealings with one another, there are certain instances where it is appropriate to withhold the full truth. When a lie is necessary, it is often the least damaging fib that conveys the necessary information. For example, when a person is trying to protect a loved one from hurt feelings, they may not need to know the entirety of a situation. In these scenarios, it is better to withhold the truth and spare the person further anguish.</text:p>
            <text:p/>
            <text:p>Furthermore, truth-telling can be detrimental to a person in certain scenarios. For example, truth-telling can lead to a worsening of a situation. By lying, a person can protect themselves from further disillusionment or anger. Additionally, truth-telling could lead to consequences that are even worse than the original problem. In these cases, it is better to withhold the truth.</text:p>
            <text:p/>
            <text:p>The potential consequences of withholding the truth are rarely as severe as the consequences of truth-telling. When a person lies, they protect themselves from further disillusionment or anger. Additionally, a lie could protect a person from a worsening of a situation. In contrast, truth-telling could lead to a further degradation of a situation. There is an inherent risk of truth-telling resulting in consequences that are even worse than the original problem. In these cases, it is better to withhold the truth.</text:p>
            <text:p/>
            <text:p>Overall, while it is important to be honest and authentic in our dealings with one another, there are certain instances where it is appropriate to withhold the full truth. When a person chooses to withhold the truth, the potential consequences of withholding the truth are rarely as severe as the consequences of truth-telling. In these cases, it is better to withhold the truth.</text:p>
          </table:table-cell>
          <table:table-cell office:value-type="string" calcext:value-type="string">
            <text:p><text:span text:style-name="T18">Telling the truth is a fundamental part of being a responsible, ethical, and trustworthy </text:span><text:span text:style-name="T19">person. It is important to be honest with others and be able to rely on the honesty of others. Lying can have many negative consequences, both for the individual and for society as a whole. When people learn to mistrust each other, it can lead to a lack of respect, discord, and even violence. Therefore, telling the truth at all times is essential for maintaining relationships, fostering trust, and creating a better world. </text:span></text:p>
            <text:p><text:span text:style-name="T20"/></text:p>
            <text:p><text:span text:style-name="T21">Firstly, lying can harm relationships. People often feel betrayed when they find out that someone they trusted has been lying to them. As a result, they may begin to mistrust that person, or even all people in general. This type of mistrust can lead to discord and, in extreme cases, even violence. People need to be able to rely on the honesty of others in order to have meaningful relationships. Without truth, people can become suspicious and wary of each other, leading to a lack of trust and understanding. </text:span></text:p>
            <text:p><text:span text:style-name="T20"/></text:p>
            <text:p><text:span text:style-name="T21">Secondly, lying can have serious consequences for an individual’s reputation. People can quickly lose their credibility if they are known to be untruthful. When a person is not seen as reliable or trustworthy, it can be difficult to gain the trust of others. People need to be able to trust one another, and lying undermines that trust. </text:span></text:p>
            <text:p><text:span text:style-name="T20"/></text:p>
            <text:p><text:span text:style-name="T21">Thirdly, lying can be damaging to society as a whole. When people cannot trust each other, it becomes much easier for bad actors or unethical organizations to take advantage of people. In addition, it becomes more difficult to create a sense of community when people are not open and honest with each other. Ultimately, without truth, it becomes much more difficult to hold people accountable or to identify and solve problems. </text:span></text:p>
            <text:p><text:span text:style-name="T20"/></text:p>
            <text:p><text:span text:style-name="T21">Overall, telling the truth at all times is essential to create a healthy society. Telling the truth is a fundamental part of being a responsible, ethical, and trustworthy person. Lying can have many negative consequences, both for the individual and for society as a whole. Without truth, people can become suspicious and wary of each other, leading to a lack of trust and understanding. People need to be able to rely on the honesty of others in order to have meaningful relationships. Telling the truth is essential for maintaining relationships, fostering trust, and creating a better world.</text:span></text:p>
          </table:table-cell>
          <table:table-cell office:value-type="string" calcext:value-type="string">
            <text:p><text:span text:style-name="T23">There are numerous cases where it is beneficial to disregard the truth. For example, if someone is being accused of a crime they did not commit, lying in order to prove their innocence is the right course of action. Similarly, if someone needs to protect a family member, telling a half-truth or an outright lie could be beneficial. Furthermore, in politics it can be beneficial to mislead the public for the greater good. </text:span></text:p>
            <text:p><text:span text:style-name="T5"/></text:p>
            <text:p><text:span text:style-name="T23">Furthermore, telling the truth at all times may not always be beneficial for an individual. For example, if someone has done something wrong, admitting the mistake can be emotionally difficult, and lying to avoid the embarrassment or pain of admitting the truth may be beneficial in the long run. Similarly, if someone is going through a difficult situation and needs a mental break, telling lies to escape the present reality may be beneficial in the short term.</text:span></text:p>
            <text:p><text:span text:style-name="T5"/></text:p>
            <text:p><text:span text:style-name="T23">In conclusion, there are certain instances where telling the truth may not be the most beneficial course of action, and lying can be beneficial in the long run. Furthermore, in certain situations telling the truth may not be essential for an individual’s wellbeing and can bring more harm than good.</text:span></text:p>
          </table:table-cell>
        </table:table-row>
        <table:table-row table:style-name="ro2">
          <table:table-cell office:value-type="string" calcext:value-type="string">
            <text:p>Censorship in modern society is quite necessary</text:p>
          </table:table-cell>
          <table:table-cell office:value-type="string" calcext:value-type="string">
            <text:p>Con</text:p>
          </table:table-cell>
          <table:table-cell office:value-type="string" calcext:value-type="string">
            <text:p>The claim that censorship in modern society is quite necessary is controversial. A number of arguments have been put forward against this claim.</text:p>
            <text:p/>
            <text:p>Firstly, censorship in modern society is quite necessary results in a great number of problems. One such problem is the reduction of free expression as people become overly reliant on information from the government. This can lead to the stifling of independent thought and the further spread of collective mentalities.</text:p>
            <text:p/>
            <text:p>Secondly, censorship in modern society is quite necessary over-regulations can lead to more problems than they solve. The internet is particularly susceptible to censorship as it facilitates a more diverse array of opinions and views which may challenge societal values</text:p>
            <text:p/>
            <text:p>Finally, censorship in modern society is quite necessary leads to a slippery slope. The more over-regulation introduced into the internet the more likely it becomes that people will become accustomed to the more regulated environment. Additionally, the more over-regulation introduced into the internet the further it is likely to lead to censorship of dissident opinions. This will lead to more restrictions on free expression in the long term, despite any immediate benefits to society caused by censorship of modern society is quite necessary. This will likely lead to a less free society on the whole.</text:p>
          </table:table-cell>
          <table:table-cell office:value-type="string" calcext:value-type="string">
            <text:p>Censorship in modern society is not as necessary as some might believe. The idea of censorship is to restrict access to specific content, usually due to its potential to cause harm, offend people, or go against certain moral or ethical standards. However, in our increasingly interconnected world, access to such information is more widely available than ever before and easy to find. In many cases, this information can be beneficial and informative, challenging long-held beliefs and allowing for critical evaluation and debate. Restricting access to this information would effectively be to restrict individuals’ right to freely express themselves. Moreover, the implementation of censorship can often be arbitrary and open to abuse by those in power, leading to the potential of more harm being done than good.</text:p>
            <text:p/>
            <text:p>Furthermore, censorship goes against the principles of democracy and free speech. In democratic societies, citizens should be afforded the right to express their views, opinions and beliefs without fear of reprisal or censorship. It is only through freely and openly debating different ideas that we can arrive at the best solutions and make progress. Even in situations where it may be argued that censorship is necessary, it still does not necessarily follow that it is the best or most effective way of achieving the desired outcome. There are often much more effective strategies, such as education and legislation, which can be used to achieve the same goal without infringing upon the rights of citizens.</text:p>
            <text:p/>
            <text:p>To summarize, censorship in modern society is not as necessary as some might assert and, if implemented, can often cause more harm than good. It goes against democratic principles of free speech and free expression and can be far more effectively tackled by alternative strategies such as education and legislation. It is clear that censorship is not the best means of achieving its intended goals.</text:p>
          </table:table-cell>
          <table:table-cell office:value-type="string" calcext:value-type="string">
            <text:p>Censorship in modern society is quite unnecessary. It is a violation of First Amendment rights and an infringement of freedom of expression that serves only to create an even greater divide between citizens’ and government’s values. The government is not qualified to dictate which viewpoints are acceptable or unacceptable and should not be permitted to suppress dissenting opinions. Censorship in modern society is an unacceptable intrusion into the democratic freedom of expression.</text:p>
            <text:p/>
            <text:p>The First Amendment to the Constitution protects citizens’ right to express their opinions without fear of censorship. However, in recent years, the government has been chipping away at this right by enacting more stringent laws that restrict freedom of speech. Censorship laws infringe on citizens’ right to express themselves, as seen in the case of Black Lives Matter protesters who were censored by the Washington Monument. The government should not be permitted to suppress dissenting opinions.</text:p>
            <text:p/>
            <text:p>Furthermore, censorship serves only to increase a greater divide between citizens’ and government’s values. The government’s attempts to control citizens’ opinions has proven to be futile, as seen in the case of the Vietnam War protests which furthered anti-government sentiments. Censorship laws create a further rift between the government and its citizens, while suppressing dissenting opinions only serves to widen the already existing divide.</text:p>
            <text:p/>
            <text:p>In conclusion, censorship in modern society is quite unnecessary and a violation of First Amendment rights and an infringement of freedom of expression. Censorship serves only to increase a greater divide between citizens’ and government’s values and should not be permitted to suppress dissenting opinions. The government is not qualified to dictate which viewpoints are acceptable or unacceptable and should not be permitted to suppress dissenting opinions.</text:p>
          </table:table-cell>
          <table:table-cell office:value-type="string" calcext:value-type="string">
            <text:p>Censorship in modern society is not necessary. In fact, it can have considerable complications, reduction of violence, and lack of earlier manuscripts. In addition, it can also lead to discontentment of the population. Censorship can limit people’s access to information and ideas, impeding their ability to make informed decisions. Furthermore, censorship can silence dissent and critical voices, making it difficult to challenge oppressive structures and systems. In conclusion, the advantages of censorship in modern society do not outweigh the considerable complications it can cause. Therefore, censorship in modern society is not necessary.</text:p>
          </table:table-cell>
          <table:table-cell office:value-type="string" calcext:value-type="string">
            <text:p><text:span text:style-name="T5">Censorship in modern society is not necessary and can have many negative consequences. Censorship limits our access to information, reduces our ability to think freely and critically, and can even lead to more severe issues such as a lack of public trust in authority and the suppression of artistic expression. </text:span></text:p>
            <text:p><text:span text:style-name="T5"/></text:p>
            <text:p><text:span text:style-name="T5">First, censorship limits access to information and can keep us from forming our own opinions. When information is censored, it prevents individuals from understanding the context around an issue. This can result in an inability to think critically or make informed decisions. Additionally, when information is restricted, the individual does not have the tools necessary to analyze and form a well-rounded opinion. </text:span></text:p>
            <text:p><text:span text:style-name="T5"/></text:p>
            <text:p><text:span text:style-name="T5">Second, censorship can lead to a lack of public trust in authority. It creates an atmosphere of mistrust and discord as citizens may question the motivations of their governments and the information they are providing. This can undermine the ability of the government to function in a democratic manner as people do not feel their voices are being heard. </text:span></text:p>
            <text:p><text:span text:style-name="T5"/></text:p>
            <text:p><text:span text:style-name="T5">Third, censorship can result in the suppression of artistic expression. This happens when someone or some entity decides what is acceptable and what is not. This can lead to a lack of creativity and originality, as well as a decrease in the freedom of expression that should be present in a free society. \n\nIn conclusion, censorship in modern society is not necessary and can have many negative consequences. It limits access to information, can impede our ability to think freely and critically, and can even lead to a lack of public trust in authority. It can also suppress artistic expression, making it difficult for creativity and originality to flourish. </text:span></text:p>
            <text:p><text:span text:style-name="T5"/></text:p>
            <text:p><text:span text:style-name="T5">With this in mind, it is clear that censorship should not be accepted in modern society. We must continue to fight for our right to access information and to think freely and critically. We must continue to protect artistic expression, promote creativity and originality, and fight for our right to be informed citizens in a free and democratic society.</text:span></text:p>
          </table:table-cell>
        </table:table-row>
        <table:table-row table:style-name="ro2">
          <table:table-cell office:value-type="string" calcext:value-type="string">
            <text:p>Government should increase taxes on alcoholic beverages</text:p>
          </table:table-cell>
          <table:table-cell office:value-type="string" calcext:value-type="string">
            <text:p>Pro</text:p>
          </table:table-cell>
          <table:table-cell office:value-type="string" calcext:value-type="string">
            <text:p>The government should increase taxes on alcoholic beverages to reduce the harm caused by the industry. Many people in the general public are aware of the negative impacts of the alcohol industry. Many individuals are well aware of the problems created by the industry, both to those directly associated with it and to society at large. Alcohol is a leading cause of preventable death and ill-health in the world. This is due to the detrimental impact of the taxation system and alcohol production and consumption on public health, crime and anti-social behaviour in the uk.</text:p>
            <text:p/>
            <text:p>The alcoholic beverages lead to a whole range of adverse effects associated with consumption such as a significant increase in crime rate, increase in drug abuse and alcoholism, and also lead to health issues that is related to both physical and mental health. As a result of this the government should take into account the negative impacts of the alcohol industry and increase the taxes on alcoholic beverages to reduce the harm caused by the industry. The best solution to this problem is to increase taxes on alcoholic beverages which will reduce the consumption of these products, leading to a decrease in the harm caused by the industry.</text:p>
            <text:p/>
            <text:p>In addition to this, studies have found that raising the minimum legal sale age could reduce the harm from alcohol consumption significantly by reducing access to the product among younger age groups and encouraging earlier socialisation among young people. Increasing the minimum age requirement for the purchase of alcoholic beverages could reduce access to the products causing alcohol-related harms among young people. This will also reduce the amount of money available to the alcohol industry, leading to a decrease in harm from the industry.</text:p>
            <text:p/>
            <text:p>The best way to combat the effects of alcohol consumption and other related harms is through increased taxes on alcoholic beverages. Although there are other solutions such as increasing the minimum legal sale age, these do not provide a guarantee of reducing the harms of alcohol consumption to the society. Therefore it is essential to implement increased taxes on alcoholic beverages to reduce the harm caused by the industry.</text:p>
          </table:table-cell>
          <table:table-cell office:value-type="string" calcext:value-type="string">
            <text:p>Increasing taxes on alcoholic beverages is an effective way to curb consumption and reduce the associated harms. Alcohol is a dangerous intoxicant that can lead to a range of problems when consumed in excess. The government has a responsibility to ensure the safety of its citizens, and taxes are one way to discourage excessive drinking.</text:p>
            <text:p/>
            <text:p>First, increasing taxes will make alcoholic beverages more expensive, which will lead people to drink less. A 2011 study showed that alcohol consumption drops when prices rise. In addition, research has revealed that tax hikes have a direct and significant effect on the amount people drink. A study from 2014, for example, found that higher taxes on beer were associated with reduced beer consumption. </text:p>
            <text:p/>
            <text:p>Moreover, price increases resulting from taxes also lead to a decrease in binge drinking. Binge drinking is defined as consuming a large amount of alcohol in a short period of time, and it is a major public health concern. A 2014 study showed that increases in beer taxes were associated with a decrease in the amount of binge drinking.</text:p>
            <text:p/>
            <text:p>Finally, increasing taxes can help raise revenue for the government. This can help fund important public initiatives, such as health and education. In addition, the additional revenue from taxes can be used to help offset the costs of alcohol-related issues, such as crime and treatment for alcoholism. </text:p>
            <text:p/>
            <text:p>In conclusion, increasing taxes on alcoholic beverages is an effective way to reduce consumption and associated harms. It will also help raise revenue for the government and offset the costs of alcohol-related issues. This makes it an attractive policy option.</text:p>
          </table:table-cell>
          <table:table-cell office:value-type="string" calcext:value-type="string">
            <text:p>        The government should increase taxes on alcoholic beverages. The current tax rates that alcoholic beverages are subject to are quite low, particularly when considering the potential damage that alcohol can cause. Moreover, the income generated from the taxation of alcohol can go towards furthering public health, welfare and safety.</text:p>
            <text:p/>
            <text:p>Additionally, some studies show that alcohol-related harm is a significant economic burden, with annual costs estimated to be around £73 billion. This cost is paid for by individuals, businesses, and taxpayers.</text:p>
            <text:p/>
            <text:p>On the other hand, there is a potential argument that increasing taxes on alcoholic beverages could lead to further negative consequences. In particular, some consumers may opt to buy cheaper, less-taxed alcohol from other countries, further increasing their consumption. Moreover, higher taxes could further encourage existing bootleggers to increase production, or entice new ones to enter the market. Furthermore, businesses have reported that higher taxes increase prices and reduce demand, thus negatively impacting their profits.</text:p>
            <text:p/>
            <text:p>In conclusion, the government should increase taxes on alcoholic beverages as the current tax rates that alcoholic beverages are subject to are quite low, furthering public health, welfare and safety. However, there is a potential that increasing taxes could lead to further negative consequences such as increased consumption by some consumers, further increase profits by bootleggers and reduce prices and demand by businesses. Thus, further research is needed to assess the implications of a potential increase in taxes on alcoholic beverages.</text:p>
          </table:table-cell>
          <table:table-cell office:value-type="string" calcext:value-type="string">
            <text:p>G<text:span text:style-name="T22">overnment should increase taxes on alcoholic beverages in order to cut down on the adverse effects of alcohol consumption, such as prostitution, drunk driving, and violence. Taxation raises the cost of alcoholic beverages, thus reducing consumption, which in turn has a positive effect on public welfare. Evidence from other countries indicates that increased taxation leads to reduced levels of alcohol-related problems, such as crime, social welfare expenditure, and healthcare costs. In addition, the money raised through taxation can be used to subsidize other areas of public expenditure, such as education and infrastructure. Overall, governments should take advantage of the opportunity to increase taxation on alcoholic beverages in order to improve public welfare.</text:span></text:p>
            <text:p><text:span text:style-name="T5"/></text:p>
            <text:p><text:span text:style-name="T23">Arguments against increasing taxes on alcohol suggest that it could have a negative economic impact, leading to reduced consumer spending and lost jobs. In addition, it could be argued that the alcohol industry provides significant tax revenue to governments and increasing taxes could be seen as a punishment for the industry. Moreover, it could be argued that increasing taxes will not have a significant effect on reducing alcohol-related problems, as other countries have already implemented tax hikes with limited success. </text:span></text:p>
            <text:p><text:span text:style-name="T5"/></text:p>
            <text:p><text:span text:style-name="T23">In conclusion, although increasing taxes on alcoholic beverages might have some negative economic impacts, the potential benefits of reduced alcohol consumption and associated problems far outweigh these costs. Governments should take the opportunity to increase taxation, as the funds generated can be used to improve public welfare. Therefore, governments should increase taxes on alcoholic beverages.</text:span></text:p>
          </table:table-cell>
          <table:table-cell office:value-type="string" calcext:value-type="string">
            <text:p><text:span text:style-name="T27">Government should increase taxes on alcoholic beverages. Alcohol is a major contributor to social problems such as poverty, crime, and domestic violence. Increasing taxes on alcohol can help reduce its affordability and accessibility, leading to a decrease in consumption and related social issues. Alcohol-related health issues are a significant burden on healthcare systems, and taxes can help increase funds for medical services. Furthermore, taxes can also act as a form of sin tax, creating additional revenue for the government while serving as a deterrent for people engaging in risky activities such as binge drinking. Increasing taxes on alcohol can help create a healthier and more equitable society by reducing its availability and therefore limiting the associated harm. </text:span></text:p>
            <text:p><text:span text:style-name="T5"/></text:p>
          </table:table-cell>
        </table:table-row>
        <table:table-row table:style-name="ro2">
          <table:table-cell office:value-type="string" calcext:value-type="string">
            <text:p>Problem of illegal drugs can be solved by just legalizing all drugs</text:p>
          </table:table-cell>
          <table:table-cell office:value-type="string" calcext:value-type="string">
            <text:p>Con</text:p>
          </table:table-cell>
          <table:table-cell office:value-type="string" calcext:value-type="string">
            <text:p>Many people believe that the problem of illegal drugs can be solved by just legalizing all drugs. This is not the case. Drugs will still cause harm to the individuals who use them, and to those who are around them, even when they are legal. People still face risks of addiction, health harms, and crime from drugs. Additionally, the increased availability of drugs could lead to even more use and related problems. Furthermore, legal drugs could lead to greater profits for organizations that push drugs, such as cartels, and lead to a larger criminal network around them.</text:p>
          </table:table-cell>
          <table:table-cell office:value-type="string" calcext:value-type="string">
            <text:p>The idea that the problem of illegal drugs can be solved simply by legalizing all drugs is an oversimplification that does not take into account the various complexities of the issue. While decriminalizing certain drugs may reduce the amount of violence and crime associated with the drug trade, it does not provide a long-term solution to the problems associated with drug abuse and addiction. Drugs are still addictive and can lead to harmful health consequences if used improperly or regularly. Additionally, legalizing all drugs would create an enormous economic burden on an already overtaxed government, as it would be responsible for regulating and distributing these drugs. </text:p>
            <text:p/>
            <text:p>It should also be noted that just because a substance is legal, it doesn’t mean that it is safe. Regulations for the distribution of legal drugs should still be in place to ensure that individuals are aware of the potential risks associated with their use. Furthermore, while decriminalizing certain drugs may reduce criminal activity, the effects of legalized drugs can still be abused and lead to negative outcomes. </text:p>
            <text:p/>
            <text:p>In conclusion, the idea that the legalization of all drugs is the solution to the problem of illegal drugs is not only naïve, but also ignores the numerous potential consequences that such a policy could have. While the decriminalization of certain drugs could reduce criminal activity related to the drug trade, it does not provide an all-encompassing solution to the issue of illegal drugs. A better solution is to continue investing in preventive measures and providing access to effective rehabilitation programs, as these strategies are more likely to reduce the prevalence and consequences of drug abuse.</text:p>
            <text:p> </text:p>
            <text:p/>
          </table:table-cell>
          <table:table-cell office:value-type="string" calcext:value-type="string">
            <text:p>Proponents of legalizing all drugs argue that it would be beneficial to society, as it could increase tax revenue and reduce violence. However, there are many problems with this solution that further warrant opposition.</text:p>
            <text:p/>
            <text:p>First, legalization of drugs would only be beneficial if it stemmed the flow of drugs and dollars into criminal organizations. However, this ignores the fact that legalization would likely increase the size of the drug market and therefore, the potential profits for criminal organizations. Second, it ignores the potential consequences for public health of further normalizing drug use. Drugs such as heroin are highly addictive and can cause long-term physical and psychological effects on user's health. Finally, it fails to consider the environmental destruction caused by drug production and trafficking.</text:p>
            <text:p/>
            <text:p>In conclusion, it is clear that legalizing all drugs would do very little to stem the flow of drugs and dollars into criminal organizations and would furthermore cause potential public health consequences to be neglected. Therefore, the problem of illegal drugs cannot be solved by legalizing all drugs.</text:p>
          </table:table-cell>
          <table:table-cell office:value-type="string" calcext:value-type="string">
            <text:p><text:span text:style-name="T23">No, legalizing all drugs is not the answer to solving the problem of illegal drugs. It may seem like a ‘quick fix’ to some of the world’s problems, but it would cause much more harm than good. There are many consequences that come hand in hand with legalizing all drugs, both socially and economically. </text:span></text:p>
            <text:p><text:span text:style-name="T5"/></text:p>
            <text:p><text:span text:style-name="T23">For starters, legalizing all drugs would open the door to a host of new health risks and addictions. The potential for abuse and overuse is very high, and the effects of this could cause irreparable damage to lives. In addition, the increase in availability would make it easier for children to access and experiment with illegal drugs, which could have dangerous and long-term effects on their development. This alone should be enough to make us reconsider the idea of legalization. </text:span></text:p>
            <text:p><text:span text:style-name="T5"/></text:p>
            <text:p><text:span text:style-name="T23">Legalizing all drugs would also have a detrimental effect on the economy. The taxes that are raised from the sale of these drugs would be relatively small when compared to the amount of money spent on fighting the war on drugs. Furthermore, the money that is generated from the sale of drugs may encourage more people to use them, leading to increased crime and violence. </text:span></text:p>
            <text:p><text:span text:style-name="T5"/></text:p>
            <text:p><text:span text:style-name="T23">In conclusion, the problem of illegal drugs cannot simply be solved by legalization. The negative consequences that legalization would bring far outweigh any positives that may come from it. To tackle the problem of illegal drugs, we need to focus our attention on its underlying causes and address them head on. Only then can we begin to see real progress in tackling this complex issue.</text:span></text:p>
          </table:table-cell>
          <table:table-cell office:value-type="string" calcext:value-type="string">
            <text:p><text:span text:style-name="T23">Drug usage has been a major problem in many societies around the world for centuries, and it has been an ongoing issue that has been difficult to address. Recently there has been a wave of advocating for the legalization of all drugs in order to try to solve this issue. </text:span></text:p>
            <text:p><text:span text:style-name="T5"/></text:p>
            <text:p><text:span text:style-name="T23">At first glance, this idea might seem appealing; if all drugs were legalized, regulated and taxed, it could be argued that it would take away the power of the criminal element associated with drug usage, and put the power and profits into the hands of the government. However, this is far from the truth. </text:span></text:p>
            <text:p><text:span text:style-name="T5"/></text:p>
            <text:p><text:span text:style-name="T23">Just as with any other commodity, when drugs are legalized, they become a money-making opportunity for criminals. The illegal drug trade is one of the most profitable sectors of the criminal underworld, and drug traffickers will quickly find ways to circumvent legalization and continue their operations. </text:span></text:p>
            <text:p><text:span text:style-name="T5"/></text:p>
            <text:p><text:span text:style-name="T27">For example, there are already cases of legalized marijuana being smuggled into the US from Mexico, making the claim that drug usage can be curtailed by legalization a bit of a stretch. </text:span></text:p>
            <text:p><text:span text:style-name="T5"/></text:p>
            <text:p><text:span text:style-name="T23">Furthermore, legalization will also not reduce the amount of drug-related problems such as addiction, overdoses, and crime. Just as alcohol and cigarettes, drugs can be addictive and lead people down a path of destruction. When these substances are legalized, accessibility also increases, which can lead to more people becoming exposed to these risks.</text:span></text:p>
            <text:p><text:span text:style-name="T5"/></text:p>
            <text:p><text:span text:style-name="T23">In conclusion, while legalization of drugs might seem like a good idea in theory, there are too many factors to consider in order to make the claim that it would solve the issue of illegal drugs. The potential for negative consequences far outweigh any potential benefits, and it is best to continue to focus on education, prevention and enforcement to tackle this issue.</text:span></text:p>
          </table:table-cell>
        </table:table-row>
        <table:table-row table:style-name="ro2">
          <table:table-cell office:value-type="string" calcext:value-type="string">
            <text:p>Holding the olympics wastes money which could be used for important issues</text:p>
          </table:table-cell>
          <table:table-cell office:value-type="string" calcext:value-type="string">
            <text:p>Con</text:p>
          </table:table-cell>
          <table:table-cell office:value-type="string" calcext:value-type="string">
            <text:p>The olympic games are a unique event with a profound impact on the athletes who participate, the communities which host the events, and the nation states which have the opportunity to showcase their culture and values to the world. The costs of hosting the games are not simply a waste of money, but also can be leveraged to bring tangible benefits to the population in the long run. First, host cities use the opportunity of the games as a catalyst to bring about improvements in areas where they have chosen to bid for the event, such as transportation, housing and other public infrastructure. Second, the cost of hosting the games also bring about opportunities for job creation, either through direct employment or through construction and service contracts. Finally, there are also a variety of legacy initiatives which are designed to leave a lasting positive impact beyond the immediate event; these initiatives range from the provision of sports facilities which can be used for a variety of sporting and leisure pursuits, through to the development of new cultural and arts projects. The cost of hosting the games can thus be seen as an investment in the long-term development of the cities which have the privilege to host the games. As such, the cost of hosting the games is not a waste of money, but an investment which can bring tangible benefits to the populations of the host cities in the long run.</text:p>
          </table:table-cell>
          <table:table-cell office:value-type="string" calcext:value-type="string">
            <text:p>The argument that hosting the Olympics wastes money which could be used for important issues is flawed for a number of reasons. Firstly, the Olympics have a significant economic impact on the host nation’s economy. For example, the 2012 London Olympics contributed $2.33 billion (£1.54 billion) to the UK economy, an increase of 0.23% from the previous four years. This injection of money helps to create jobs and stimulate the local economy. </text:p>
            <text:p/>
            <text:p>Further, the Olympics generate a large amount of income for the host nation, with income from broadcasting rights being one of the largest sources of revenue. In 2020, the Tokyo Olympics is expected to bring in over $8 billion in revenue for the Japanese economy alone. Without the Olympics, these funds would not be available.</text:p>
            <text:p/>
            <text:p>In addition, hosting the Olympics also brings with it increased investment in infrastructure, facilities and training for athletes. This helps to boost local economies significantly, as well as giving rise to long-term economic benefits for the host nation. For example, the 2012 London Olympics cost an estimated £9.3 billion to host, but the legacy benefits were estimated to be worth over £10.8 billion. This shows that the investment was worthwhile for the long-term prospects of the London economy. </text:p>
            <text:p/>
            <text:p>Finally, hosting the Olympics promotes the host nation both domestically and abroad. The Olympics serve to promote national identity, pride and unity, as well as providing a platform to showcase the unique cultural aspects of a nation. This can help to foster a sense of patriotism and belonging among citizens, while also serving as an opportunity to showcase the host nation to the world.</text:p>
            <text:p/>
            <text:p>In conclusion, hosting the Olympics provides many long-term economic, social, and cultural benefits for the host nation. These benefits are vital in the current economic climate, and the Olympics provide an excellent opportunity to boost the economy and the morale of a nation.</text:p>
          </table:table-cell>
          <table:table-cell office:value-type="string" calcext:value-type="string">
            <text:p><text:span text:style-name="T5">The notion that hosting the Olympics wastes money which could be used for important issues is a flawed one. On the surface, this argument carries a certain amount of logic; yes, undoubtedly money is wasted when it comes to hosting the Olympics. Billions of dollars of public money are spent on building and maintaining sports infrastructure, on staging the event itself, and on staging an extensive series of ceremonies and events. This money clearly could be spent on more pressing issues.</text:span></text:p>
            <text:p><text:span text:style-name="T5"/></text:p>
            <text:p><text:span text:style-name="T5">But to suggest that the Olympics should be scrapped entirely, as some have suggested, is to miss the point entirely. The Olympics is much more than a purely financial undertaking. Hosting the Olympics provides an incredible opportunity for a city to bring people together in peace and celebration—to send a powerful message of hope and unity around the world.</text:span></text:p>
            <text:p><text:span text:style-name="T5"/></text:p>
            <text:p><text:span text:style-name="T5">At a time when the world is dealing with conflicts on every front, the Olympics is a unique chance for people to come together and celebrate the potential of humans to overcome their differences. This is an opportunity that cannot be lost.</text:span></text:p>
            <text:p><text:span text:style-name="T5"/></text:p>
            <text:p><text:span text:style-name="T5">Further, those who argue the Olympics is a waste of money fail to acknowledge the long-term benefits associated with hosting the Olympics. Countless studies have shown that hosting the Olympics leads to an increase in tourism, an increase in exports, and a boost to the economy generally. </text:span></text:p>
            <text:p><text:span text:style-name="T5"/></text:p>
            <text:p><text:span text:style-name="T5">Hosting the Olympics also provides an incredible platform to share a city's culture with the world. The Olympics provides a stage for cities to showcase their cultural diversity, their achievements in sports, arts and sciences and its overall rich history, all of which can lead to an increased recognition and economic development.</text:span></text:p>
            <text:p><text:span text:style-name="T5"/></text:p>
            <text:p><text:span text:style-name="T5">Given the immense potential of hosting the Olympics, it is clear that the benefits of hosting the Olympics far outweigh the costs. Yes, the Olympics does cost money; but the money spent on hosting the Olympics yields far more in long-term benefits than what could be achieved with that money elsewhere.</text:span></text:p>
          </table:table-cell>
          <table:table-cell office:value-type="string" calcext:value-type="string">
            <text:p><text:span text:style-name="T23">The argument that hosting the Olympics wastes money that would be better allocated to more important matters is a valid one. The costs associated with hosting the Games are often enormous and could instead be used towards addressing pressing global issues such as poverty, climate change and public health. For example, the Rio Olympic Games cost an estimated US$12.8 billion, which could have been used to address the urgent needs of Brazilian citizens. Similarly, the 2014 Sochi Olympics cost a total of US$6.9 billion, which could have been allocated to solving the problems of the Russian people. </text:span></text:p>
            <text:p><text:span text:style-name="T5"/></text:p>
            <text:p><text:span text:style-name="T23">Moreover, hosting the Olympic Games brings about numerous adverse environmental impacts that further demonstrate the misuse of resources. For example, the construction of Olympic venues can lead to destruction of ecosystems and habitat loss, as exemplified by the London Olympic Games. Additionally, the pollution generated from constructing and hosting the Olympics can have long-term detrimental effects on the local environment. </text:span></text:p>
            <text:p><text:span text:style-name="T5"/></text:p>
            <text:p><text:span text:style-name="T23">Overall, hosting the Olympics is a luxury that world leaders should reconsider spending money on when there are so many other pressing issues that need funding. Hosting the Olympic Games is a waste of money that could be better used to address important global matters.</text:span></text:p>
          </table:table-cell>
          <table:table-cell office:value-type="string" calcext:value-type="string">
            <text:p><text:span text:style-name="T23">The notion that hosting the Olympics wastes money is widely held but is it true? The answer, in a word, no. Firstly, hosting the Olympics presents an economic boon for the host city and country, with a recent study in The Guardian finding that the economic benefits for Londoners from the 2012 Olympics outweighed the costs by a factor of seven to one. The economic benefits include both direct spending such as hotel bills and tickets, as well as indirect spending such as increased construction and employment. Moreover, hosting the Olympics can also act as a catalyst for much needed urban renewal, as was the case with London, which saw vast swathes of its east end undergo much needed regeneration. </text:span></text:p>
            <text:p><text:span text:style-name="T5"/></text:p>
            <text:p><text:span text:style-name="T23">Secondly, the hosting of the Olympics also provides a unique opportunity to showcase a country and its culture to the world. This in turn can lead to long-term economic gain, as was the case with Barcelona in the 1990’s and Beijing in 2008. By hosting the Olympics, a country can gain recognition and prestige on the global stage, which can in turn lead to increased tourism, foreign investment and greater educational opportunities. </text:span></text:p>
            <text:p><text:span text:style-name="T5"/></text:p>
            <text:p><text:span text:style-name="T27">Thirdly, hosting the Olympics provides a golden opportunity to promote social unification, and in a world struggling with increasing international tensions, this cannot be overlooked. By hosting the Olympics, the world is presented with an opportunity to come together and celebrate human achievement, regardless of national, religious or political divides. </text:span></text:p>
            <text:p><text:span text:style-name="T5"/></text:p>
            <text:p><text:span text:style-name="T23">Finally, hosting the Olympics can also be an important source of inspiration for future generations. By witnessing the hard work and dedication of the athletes, the youth of a country can be motivated to reach for their own dreams, leading to increased innovation and growth in the future. </text:span></text:p>
            <text:p><text:span text:style-name="T5"/></text:p>
            <text:p><text:span text:style-name="T23">In conclusion, the notion that hosting the Olympics wastes money is simply not true. Not only does hosting the Olympics bring immense economic, social and inspirational benefits to a country, but it can also provide an opportunity to address issues such as urban renewal and social unification. To argue that hosting the Olympics wastes money would be to ignore the huge potential benefits that the Olympics can bring to a country.</text:span></text:p>
          </table:table-cell>
        </table:table-row>
        <table:table-row table:style-name="ro1" table:number-rows-repeated="2">
          <table:table-cell table:number-columns-repeated="7"/>
        </table:table-row>
        <table:table-row table:style-name="ro1" table:number-rows-repeated="2">
          <table:table-cell table:number-columns-repeated="5"/>
          <table:table-cell table:style-name="ce6"/>
          <table:table-cell/>
        </table:table-row>
        <table:table-row table:style-name="ro1">
          <table:table-cell table:number-columns-repeated="5"/>
          <table:table-cell table:style-name="ce6"/>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Mono" svg:font-family="'Liberation Mono', 'DejaVu Sans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3T16:30:26.554689180</meta:creation-date>
    <dc:date>2024-07-16T22:43:12.677296621</dc:date>
    <meta:editing-duration>P2DT12H43M</meta:editing-duration>
    <meta:editing-cycles>4</meta:editing-cycles>
    <meta:generator>LibreOffice/7.3.7.2$Linux_X86_64 LibreOffice_project/30$Build-2</meta:generator>
    <meta:document-statistic meta:table-count="12" meta:cell-count="178" meta:object-count="0"/>
  </office:meta>
</office:document-meta>
</file>